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oppins" svg:font-family="Poppi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2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2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2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2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3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3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4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4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text:start-value="4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4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5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5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5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6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7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7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text:start-value="7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text:start-value="7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text:start-value="8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8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text:start-value="8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text:start-value="8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text:start-value="9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text:start-value="9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text:start-value="9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9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text:start-value="9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text:start-value="9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text:start-value="10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text:start-value="10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text:start-value="10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text:start-value="10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text:start-value="1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text:start-value="1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4" style:master-page-name="MP0" style:family="paragraph">
      <style:paragraph-properties fo:break-before="page" fo:margin-top="0in" fo:margin-bottom="0.0833in" fo:background-color="#FFFFFF"/>
      <style:text-properties style:font-name="Poppins" style:font-name-asian="Poppins" style:font-name-complex="Poppins" fo:font-weight="bold" style:font-weight-asian="bold" style:font-weight-complex="bold" fo:font-style="normal" style:font-style-asian="normal" style:font-style-complex="normal" fo:color="#212529"/>
    </style:style>
    <style:style style:name="P2" style:parent-style-name="ListParagraph" style:list-style-name="LFO1" style:family="paragraph">
      <style:text-properties style:font-name="Segoe UI" style:font-name-asian="Segoe UI" style:font-name-complex="Segoe UI" fo:color="#000000"/>
    </style:style>
    <style:style style:name="P3" style:parent-style-name="ListParagraph" style:list-style-name="LFO1" style:family="paragraph">
      <style:text-properties style:font-name="Segoe UI" style:font-name-asian="Segoe UI" style:font-name-complex="Segoe UI" fo:color="#000000"/>
    </style:style>
    <style:style style:name="P4" style:parent-style-name="ListParagraph" style:list-style-name="LFO1" style:family="paragraph">
      <style:paragraph-properties fo:margin-top="0.1666in" fo:margin-bottom="0.1666in" fo:background-color="#FFFFFF"/>
    </style:style>
    <style:style style:name="T5" style:parent-style-name="DefaultParagraphFont" style:family="text">
      <style:text-properties style:font-name="Segoe UI" style:font-name-asian="Segoe UI" style:font-name-complex="Segoe UI" fo:color="#000000"/>
    </style:style>
    <style:style style:name="T6" style:parent-style-name="DefaultParagraphFont" style:family="text">
      <style:text-properties style:font-name="Segoe UI" style:font-name-asian="Segoe UI" style:font-name-complex="Segoe UI" fo:color="#000000" fo:background-color="#FF0000"/>
    </style:style>
    <style:style style:name="T7" style:parent-style-name="DefaultParagraphFont" style:family="text">
      <style:text-properties style:font-name="Segoe UI" style:font-name-asian="Segoe UI" style:font-name-complex="Segoe UI" fo:color="#000000"/>
    </style:style>
    <style:style style:name="P8" style:parent-style-name="ListParagraph" style:list-style-name="LFO2" style:family="paragraph">
      <style:paragraph-properties fo:margin-bottom="0in" fo:background-color="#FFFFFF"/>
    </style:style>
    <style:style style:name="T9" style:parent-style-name="Hyperlink" style:family="text">
      <style:text-properties style:font-name="Segoe UI" style:font-name-asian="Segoe UI" style:font-name-complex="Segoe UI" fo:font-weight="bold" style:font-weight-asian="bold" style:font-weight-complex="bold" fo:color="#48C0E1"/>
    </style:style>
    <style:style style:name="P10" style:parent-style-name="ListParagraph" style:list-style-name="LFO2" style:family="paragraph">
      <style:paragraph-properties fo:margin-bottom="0in" fo:background-color="#FFFFFF"/>
    </style:style>
    <style:style style:name="T11" style:parent-style-name="Hyperlink" style:family="text">
      <style:text-properties style:font-name="Segoe UI" style:font-name-asian="Segoe UI" style:font-name-complex="Segoe UI" fo:color="#48C0E1" style:text-underline-type="none"/>
    </style:style>
    <style:style style:name="P12" style:parent-style-name="ListParagraph" style:list-style-name="LFO2" style:family="paragraph">
      <style:paragraph-properties fo:margin-bottom="0in" fo:background-color="#FFFFFF"/>
    </style:style>
    <style:style style:name="T13" style:parent-style-name="Hyperlink" style:family="text">
      <style:text-properties style:font-name="Segoe UI" style:font-name-asian="Segoe UI" style:font-name-complex="Segoe UI" fo:color="#48C0E1" style:text-underline-type="none"/>
    </style:style>
    <style:style style:name="P14" style:parent-style-name="ListParagraph" style:list-style-name="LFO2" style:family="paragraph">
      <style:paragraph-properties fo:margin-bottom="0in" fo:background-color="#FFFFFF"/>
    </style:style>
    <style:style style:name="T15" style:parent-style-name="Hyperlink" style:family="text">
      <style:text-properties style:font-name="Segoe UI" style:font-name-asian="Segoe UI" style:font-name-complex="Segoe UI" fo:color="#48C0E1" style:text-underline-type="none"/>
    </style:style>
    <style:style style:name="P16" style:parent-style-name="ListParagraph" style:list-style-name="LFO2" style:family="paragraph">
      <style:paragraph-properties fo:margin-bottom="0in" fo:background-color="#FFFFFF"/>
    </style:style>
    <style:style style:name="T17" style:parent-style-name="Hyperlink" style:family="text">
      <style:text-properties style:font-name="Segoe UI" style:font-name-asian="Segoe UI" style:font-name-complex="Segoe UI" fo:color="#48C0E1" style:text-underline-type="none"/>
    </style:style>
    <style:style style:name="P18" style:parent-style-name="ListParagraph" style:list-style-name="LFO2" style:family="paragraph">
      <style:paragraph-properties fo:margin-bottom="0in" fo:background-color="#FFFFFF"/>
    </style:style>
    <style:style style:name="T19" style:parent-style-name="Hyperlink" style:family="text">
      <style:text-properties style:font-name="Segoe UI" style:font-name-asian="Segoe UI" style:font-name-complex="Segoe UI" fo:color="#48C0E1" style:text-underline-type="none"/>
    </style:style>
    <style:style style:name="P20" style:parent-style-name="ListParagraph" style:list-style-name="LFO2" style:family="paragraph">
      <style:paragraph-properties fo:margin-bottom="0in" fo:background-color="#FFFFFF"/>
    </style:style>
    <style:style style:name="T21" style:parent-style-name="Hyperlink" style:family="text">
      <style:text-properties style:font-name="Segoe UI" style:font-name-asian="Segoe UI" style:font-name-complex="Segoe UI" fo:color="#48C0E1" style:text-underline-type="none"/>
    </style:style>
    <style:style style:name="P22" style:parent-style-name="ListParagraph" style:list-style-name="LFO2" style:family="paragraph">
      <style:paragraph-properties fo:margin-bottom="0in" fo:background-color="#FFFFFF"/>
    </style:style>
    <style:style style:name="T23" style:parent-style-name="Hyperlink" style:family="text">
      <style:text-properties style:font-name="Segoe UI" style:font-name-asian="Segoe UI" style:font-name-complex="Segoe UI" fo:color="#48C0E1" style:text-underline-type="none"/>
    </style:style>
    <style:style style:name="P24" style:parent-style-name="ListParagraph" style:list-style-name="LFO2" style:family="paragraph">
      <style:paragraph-properties fo:margin-bottom="0in" fo:background-color="#FFFFFF"/>
    </style:style>
    <style:style style:name="T25" style:parent-style-name="Hyperlink" style:family="text">
      <style:text-properties style:font-name="Segoe UI" style:font-name-asian="Segoe UI" style:font-name-complex="Segoe UI" fo:color="#48C0E1" style:text-underline-type="none"/>
    </style:style>
    <style:style style:name="P26" style:parent-style-name="ListParagraph" style:list-style-name="LFO2" style:family="paragraph">
      <style:paragraph-properties fo:margin-bottom="0in" fo:background-color="#FFFFFF"/>
    </style:style>
    <style:style style:name="T27" style:parent-style-name="Hyperlink" style:family="text">
      <style:text-properties style:font-name="Segoe UI" style:font-name-asian="Segoe UI" style:font-name-complex="Segoe UI" fo:color="#48C0E1" style:text-underline-type="none"/>
    </style:style>
    <style:style style:name="P28" style:parent-style-name="ListParagraph" style:list-style-name="LFO2" style:family="paragraph">
      <style:paragraph-properties fo:margin-bottom="0in" fo:background-color="#FFFFFF"/>
    </style:style>
    <style:style style:name="T29" style:parent-style-name="Hyperlink" style:family="text">
      <style:text-properties style:font-name="Segoe UI" style:font-name-asian="Segoe UI" style:font-name-complex="Segoe UI" fo:color="#48C0E1" style:text-underline-type="none"/>
    </style:style>
    <style:style style:name="P30" style:parent-style-name="ListParagraph" style:list-style-name="LFO2" style:family="paragraph">
      <style:paragraph-properties fo:margin-bottom="0in" fo:background-color="#FFFFFF"/>
    </style:style>
    <style:style style:name="T31" style:parent-style-name="Hyperlink" style:family="text">
      <style:text-properties style:font-name="Segoe UI" style:font-name-asian="Segoe UI" style:font-name-complex="Segoe UI" fo:color="#48C0E1" style:text-underline-type="none"/>
    </style:style>
    <style:style style:name="P32" style:parent-style-name="ListParagraph" style:list-style-name="LFO2" style:family="paragraph">
      <style:paragraph-properties fo:margin-bottom="0in" fo:background-color="#FFFFFF"/>
    </style:style>
    <style:style style:name="T33" style:parent-style-name="Hyperlink" style:family="text">
      <style:text-properties style:font-name="Segoe UI" style:font-name-asian="Segoe UI" style:font-name-complex="Segoe UI" fo:color="#48C0E1" style:text-underline-type="none"/>
    </style:style>
    <style:style style:name="P34" style:parent-style-name="ListParagraph" style:list-style-name="LFO2" style:family="paragraph">
      <style:paragraph-properties fo:margin-bottom="0in" fo:background-color="#FFFFFF"/>
    </style:style>
    <style:style style:name="T35" style:parent-style-name="Hyperlink" style:family="text">
      <style:text-properties style:font-name="Segoe UI" style:font-name-asian="Segoe UI" style:font-name-complex="Segoe UI" fo:color="#48C0E1" style:text-underline-type="none"/>
    </style:style>
    <style:style style:name="P36" style:parent-style-name="ListParagraph" style:list-style-name="LFO2" style:family="paragraph">
      <style:paragraph-properties fo:margin-bottom="0in" fo:background-color="#FFFFFF"/>
    </style:style>
    <style:style style:name="T37" style:parent-style-name="Hyperlink" style:family="text">
      <style:text-properties style:font-name="Segoe UI" style:font-name-asian="Segoe UI" style:font-name-complex="Segoe UI" fo:color="#48C0E1" style:text-underline-type="none"/>
    </style:style>
    <style:style style:name="P38" style:parent-style-name="ListParagraph" style:list-style-name="LFO2" style:family="paragraph">
      <style:paragraph-properties fo:margin-bottom="0in" fo:background-color="#FFFFFF"/>
    </style:style>
    <style:style style:name="T39" style:parent-style-name="Hyperlink" style:family="text">
      <style:text-properties style:font-name="Segoe UI" style:font-name-asian="Segoe UI" style:font-name-complex="Segoe UI" fo:color="#48C0E1" style:text-underline-type="none"/>
    </style:style>
    <style:style style:name="P40" style:parent-style-name="ListParagraph" style:list-style-name="LFO2" style:family="paragraph">
      <style:paragraph-properties fo:margin-bottom="0in" fo:background-color="#FFFFFF"/>
    </style:style>
    <style:style style:name="T41" style:parent-style-name="Hyperlink" style:family="text">
      <style:text-properties style:font-name="Segoe UI" style:font-name-asian="Segoe UI" style:font-name-complex="Segoe UI" fo:color="#48C0E1" style:text-underline-type="none"/>
    </style:style>
    <style:style style:name="P42" style:parent-style-name="ListParagraph" style:list-style-name="LFO2" style:family="paragraph">
      <style:paragraph-properties fo:margin-bottom="0in" fo:background-color="#FFFFFF"/>
    </style:style>
    <style:style style:name="T43" style:parent-style-name="Hyperlink" style:family="text">
      <style:text-properties style:font-name="Segoe UI" style:font-name-asian="Segoe UI" style:font-name-complex="Segoe UI" fo:color="#48C0E1" style:text-underline-type="none"/>
    </style:style>
    <style:style style:name="P44" style:parent-style-name="ListParagraph" style:list-style-name="LFO2" style:family="paragraph">
      <style:paragraph-properties fo:margin-bottom="0in" fo:background-color="#FFFFFF"/>
    </style:style>
    <style:style style:name="T45" style:parent-style-name="DefaultParagraphFont" style:family="text">
      <style:text-properties style:font-name="Segoe UI" style:font-name-asian="Segoe UI" style:font-name-complex="Segoe UI" fo:font-weight="bold" style:font-weight-asian="bold" style:font-weight-complex="bold" fo:color="#48C0E1" style:text-underline-type="single" style:text-underline-style="solid" style:text-underline-width="auto" style:text-underline-mode="continuous"/>
    </style:style>
    <style:style style:name="T46" style:parent-style-name="Hyperlink" style:family="text">
      <style:text-properties style:font-name="Segoe UI" style:font-name-asian="Segoe UI" style:font-name-complex="Segoe UI" fo:font-weight="bold" style:font-weight-asian="bold" style:font-weight-complex="bold" fo:color="#48C0E1"/>
    </style:style>
    <style:style style:name="P47" style:parent-style-name="ListParagraph" style:list-style-name="LFO2" style:family="paragraph">
      <style:paragraph-properties fo:margin-bottom="0in" fo:background-color="#FFFFFF"/>
    </style:style>
    <style:style style:name="T48" style:parent-style-name="Hyperlink" style:family="text">
      <style:text-properties style:font-name="Segoe UI" style:font-name-asian="Segoe UI" style:font-name-complex="Segoe UI" fo:color="#48C0E1" style:text-underline-type="none"/>
    </style:style>
    <style:style style:name="P49" style:parent-style-name="ListParagraph" style:list-style-name="LFO2" style:family="paragraph">
      <style:paragraph-properties fo:margin-bottom="0in" fo:background-color="#FFFFFF"/>
    </style:style>
    <style:style style:name="T50" style:parent-style-name="Hyperlink" style:family="text">
      <style:text-properties style:font-name="Segoe UI" style:font-name-asian="Segoe UI" style:font-name-complex="Segoe UI" fo:color="#48C0E1" style:text-underline-type="none"/>
    </style:style>
    <style:style style:name="P51" style:parent-style-name="ListParagraph" style:list-style-name="LFO2" style:family="paragraph">
      <style:paragraph-properties fo:margin-bottom="0in" fo:background-color="#FFFFFF"/>
    </style:style>
    <style:style style:name="T52" style:parent-style-name="Hyperlink" style:family="text">
      <style:text-properties style:font-name="Segoe UI" style:font-name-asian="Segoe UI" style:font-name-complex="Segoe UI" fo:color="#48C0E1" style:text-underline-type="none"/>
    </style:style>
    <style:style style:name="P53" style:parent-style-name="ListParagraph" style:list-style-name="LFO2" style:family="paragraph">
      <style:paragraph-properties fo:margin-bottom="0in" fo:background-color="#FFFFFF"/>
    </style:style>
    <style:style style:name="T54" style:parent-style-name="Hyperlink" style:family="text">
      <style:text-properties style:font-name="Segoe UI" style:font-name-asian="Segoe UI" style:font-name-complex="Segoe UI" fo:color="#48C0E1" style:text-underline-type="none"/>
    </style:style>
    <style:style style:name="P55" style:parent-style-name="ListParagraph" style:list-style-name="LFO2" style:family="paragraph">
      <style:paragraph-properties fo:margin-bottom="0in" fo:background-color="#FFFFFF"/>
    </style:style>
    <style:style style:name="T56" style:parent-style-name="Hyperlink" style:family="text">
      <style:text-properties style:font-name="Segoe UI" style:font-name-asian="Segoe UI" style:font-name-complex="Segoe UI" fo:color="#48C0E1" style:text-underline-type="none"/>
    </style:style>
    <style:style style:name="P57" style:parent-style-name="ListParagraph" style:list-style-name="LFO2" style:family="paragraph">
      <style:paragraph-properties fo:margin-bottom="0in" fo:background-color="#FFFFFF"/>
    </style:style>
    <style:style style:name="T58" style:parent-style-name="Hyperlink" style:family="text">
      <style:text-properties style:font-name="Segoe UI" style:font-name-asian="Segoe UI" style:font-name-complex="Segoe UI" fo:color="#48C0E1" style:text-underline-type="none"/>
    </style:style>
    <style:style style:name="P59" style:parent-style-name="ListParagraph" style:list-style-name="LFO2" style:family="paragraph">
      <style:paragraph-properties fo:margin-bottom="0in" fo:background-color="#FFFFFF"/>
    </style:style>
    <style:style style:name="T60" style:parent-style-name="Hyperlink" style:family="text">
      <style:text-properties style:font-name="Segoe UI" style:font-name-asian="Segoe UI" style:font-name-complex="Segoe UI" fo:font-weight="bold" style:font-weight-asian="bold" style:font-weight-complex="bold" fo:color="#48C0E1"/>
    </style:style>
    <style:style style:name="P61" style:parent-style-name="ListParagraph" style:list-style-name="LFO2" style:family="paragraph">
      <style:paragraph-properties fo:margin-bottom="0in" fo:background-color="#FFFFFF"/>
    </style:style>
    <style:style style:name="T62" style:parent-style-name="Hyperlink" style:family="text">
      <style:text-properties style:font-name="Segoe UI" style:font-name-asian="Segoe UI" style:font-name-complex="Segoe UI" fo:color="#48C0E1" style:text-underline-type="none"/>
    </style:style>
    <style:style style:name="P63" style:parent-style-name="ListParagraph" style:list-style-name="LFO2" style:family="paragraph">
      <style:paragraph-properties fo:margin-bottom="0in" fo:background-color="#FFFFFF"/>
    </style:style>
    <style:style style:name="T64" style:parent-style-name="Hyperlink" style:family="text">
      <style:text-properties style:font-name="Segoe UI" style:font-name-asian="Segoe UI" style:font-name-complex="Segoe UI" fo:color="#48C0E1" style:text-underline-type="none"/>
    </style:style>
    <style:style style:name="P65" style:parent-style-name="ListParagraph" style:list-style-name="LFO2" style:family="paragraph">
      <style:paragraph-properties fo:margin-bottom="0in" fo:background-color="#FFFFFF"/>
    </style:style>
    <style:style style:name="T66" style:parent-style-name="Hyperlink" style:family="text">
      <style:text-properties style:font-name="Segoe UI" style:font-name-asian="Segoe UI" style:font-name-complex="Segoe UI" fo:color="#48C0E1" style:text-underline-type="none"/>
    </style:style>
    <style:style style:name="P67" style:parent-style-name="ListParagraph" style:list-style-name="LFO2" style:family="paragraph">
      <style:paragraph-properties fo:margin-bottom="0in" fo:background-color="#FFFFFF"/>
    </style:style>
    <style:style style:name="T68" style:parent-style-name="Hyperlink" style:family="text">
      <style:text-properties style:font-name="Segoe UI" style:font-name-asian="Segoe UI" style:font-name-complex="Segoe UI" fo:color="#48C0E1" style:text-underline-type="none"/>
    </style:style>
    <style:style style:name="P69" style:parent-style-name="ListParagraph" style:list-style-name="LFO2" style:family="paragraph">
      <style:paragraph-properties fo:margin-bottom="0in" fo:background-color="#FFFFFF"/>
    </style:style>
    <style:style style:name="T70" style:parent-style-name="Hyperlink" style:family="text">
      <style:text-properties style:font-name="Segoe UI" style:font-name-asian="Segoe UI" style:font-name-complex="Segoe UI" fo:color="#48C0E1" style:text-underline-type="none"/>
    </style:style>
    <style:style style:name="P71" style:parent-style-name="ListParagraph" style:list-style-name="LFO2" style:family="paragraph">
      <style:paragraph-properties fo:margin-bottom="0in" fo:background-color="#FFFFFF"/>
    </style:style>
    <style:style style:name="T72" style:parent-style-name="Hyperlink" style:family="text">
      <style:text-properties style:font-name="Segoe UI" style:font-name-asian="Segoe UI" style:font-name-complex="Segoe UI" fo:color="#48C0E1" style:text-underline-type="none"/>
    </style:style>
    <style:style style:name="P73" style:parent-style-name="ListParagraph" style:list-style-name="LFO2" style:family="paragraph">
      <style:paragraph-properties fo:margin-bottom="0in" fo:background-color="#FFFFFF"/>
    </style:style>
    <style:style style:name="T74" style:parent-style-name="Hyperlink" style:family="text">
      <style:text-properties style:font-name="Segoe UI" style:font-name-asian="Segoe UI" style:font-name-complex="Segoe UI" fo:color="#48C0E1" style:text-underline-type="none"/>
    </style:style>
    <style:style style:name="P75" style:parent-style-name="ListParagraph" style:list-style-name="LFO2" style:family="paragraph">
      <style:paragraph-properties fo:margin-bottom="0in" fo:background-color="#FFFFFF"/>
    </style:style>
    <style:style style:name="T76" style:parent-style-name="Hyperlink" style:family="text">
      <style:text-properties style:font-name="Segoe UI" style:font-name-asian="Segoe UI" style:font-name-complex="Segoe UI" fo:color="#48C0E1" style:text-underline-type="none"/>
    </style:style>
    <style:style style:name="P77" style:parent-style-name="ListParagraph" style:list-style-name="LFO2" style:family="paragraph">
      <style:paragraph-properties fo:margin-bottom="0in" fo:background-color="#FFFFFF"/>
    </style:style>
    <style:style style:name="T78" style:parent-style-name="Hyperlink" style:family="text">
      <style:text-properties style:font-name="Segoe UI" style:font-name-asian="Segoe UI" style:font-name-complex="Segoe UI" fo:color="#48C0E1" style:text-underline-type="none"/>
    </style:style>
    <style:style style:name="P79" style:parent-style-name="ListParagraph" style:list-style-name="LFO2" style:family="paragraph">
      <style:paragraph-properties fo:margin-bottom="0in" fo:background-color="#FFFFFF"/>
    </style:style>
    <style:style style:name="T80" style:parent-style-name="Hyperlink" style:family="text">
      <style:text-properties style:font-name="Segoe UI" style:font-name-asian="Segoe UI" style:font-name-complex="Segoe UI" fo:color="#48C0E1" style:text-underline-type="none"/>
    </style:style>
    <style:style style:name="P81" style:parent-style-name="ListParagraph" style:list-style-name="LFO2" style:family="paragraph">
      <style:paragraph-properties fo:margin-bottom="0in" fo:background-color="#FFFFFF"/>
    </style:style>
    <style:style style:name="T82" style:parent-style-name="Hyperlink" style:family="text">
      <style:text-properties style:font-name="Segoe UI" style:font-name-asian="Segoe UI" style:font-name-complex="Segoe UI" fo:color="#48C0E1" style:text-underline-type="none"/>
    </style:style>
    <style:style style:name="P83" style:parent-style-name="ListParagraph" style:list-style-name="LFO2" style:family="paragraph">
      <style:paragraph-properties fo:margin-bottom="0in" fo:background-color="#FFFFFF"/>
    </style:style>
    <style:style style:name="T84" style:parent-style-name="Hyperlink" style:family="text">
      <style:text-properties style:font-name="Segoe UI" style:font-name-asian="Segoe UI" style:font-name-complex="Segoe UI" fo:color="#48C0E1" style:text-underline-type="none"/>
    </style:style>
    <style:style style:name="P85" style:parent-style-name="ListParagraph" style:list-style-name="LFO2" style:family="paragraph">
      <style:paragraph-properties fo:margin-bottom="0in" fo:background-color="#FFFFFF"/>
    </style:style>
    <style:style style:name="T86" style:parent-style-name="Hyperlink" style:family="text">
      <style:text-properties style:font-name="Segoe UI" style:font-name-asian="Segoe UI" style:font-name-complex="Segoe UI" fo:color="#48C0E1" style:text-underline-type="none"/>
    </style:style>
    <style:style style:name="P87" style:parent-style-name="ListParagraph" style:list-style-name="LFO2" style:family="paragraph">
      <style:paragraph-properties fo:margin-bottom="0in" fo:background-color="#FFFFFF"/>
    </style:style>
    <style:style style:name="T88" style:parent-style-name="Hyperlink" style:family="text">
      <style:text-properties style:font-name="Segoe UI" style:font-name-asian="Segoe UI" style:font-name-complex="Segoe UI" fo:color="#48C0E1" style:text-underline-type="none"/>
    </style:style>
    <style:style style:name="P89" style:parent-style-name="ListParagraph" style:list-style-name="LFO2" style:family="paragraph">
      <style:paragraph-properties fo:margin-bottom="0in" fo:background-color="#FFFFFF"/>
    </style:style>
    <style:style style:name="T90" style:parent-style-name="Hyperlink" style:family="text">
      <style:text-properties style:font-name="Segoe UI" style:font-name-asian="Segoe UI" style:font-name-complex="Segoe UI" fo:color="#48C0E1" style:text-underline-type="none"/>
    </style:style>
    <style:style style:name="P91" style:parent-style-name="ListParagraph" style:list-style-name="LFO2" style:family="paragraph">
      <style:paragraph-properties fo:margin-bottom="0in" fo:background-color="#FFFFFF"/>
    </style:style>
    <style:style style:name="T92" style:parent-style-name="Hyperlink" style:family="text">
      <style:text-properties style:font-name="Segoe UI" style:font-name-asian="Segoe UI" style:font-name-complex="Segoe UI" fo:color="#48C0E1" style:text-underline-type="none"/>
    </style:style>
    <style:style style:name="P93" style:parent-style-name="ListParagraph" style:list-style-name="LFO2" style:family="paragraph">
      <style:paragraph-properties fo:margin-bottom="0in" fo:background-color="#FFFFFF"/>
    </style:style>
    <style:style style:name="T94" style:parent-style-name="Hyperlink" style:family="text">
      <style:text-properties style:font-name="Segoe UI" style:font-name-asian="Segoe UI" style:font-name-complex="Segoe UI" fo:color="#48C0E1" style:text-underline-type="none"/>
    </style:style>
    <style:style style:name="P95" style:parent-style-name="ListParagraph" style:list-style-name="LFO2" style:family="paragraph">
      <style:paragraph-properties fo:margin-bottom="0in" fo:background-color="#FFFFFF"/>
    </style:style>
    <style:style style:name="T96" style:parent-style-name="Hyperlink" style:family="text">
      <style:text-properties style:font-name="Segoe UI" style:font-name-asian="Segoe UI" style:font-name-complex="Segoe UI" fo:color="#48C0E1" style:text-underline-type="none"/>
    </style:style>
    <style:style style:name="P97" style:parent-style-name="ListParagraph" style:list-style-name="LFO2" style:family="paragraph">
      <style:paragraph-properties fo:margin-bottom="0in" fo:background-color="#FFFFFF"/>
    </style:style>
    <style:style style:name="T98" style:parent-style-name="Hyperlink" style:family="text">
      <style:text-properties style:font-name="Segoe UI" style:font-name-asian="Segoe UI" style:font-name-complex="Segoe UI" fo:color="#48C0E1" style:text-underline-type="none"/>
    </style:style>
    <style:style style:name="P99" style:parent-style-name="ListParagraph" style:list-style-name="LFO2" style:family="paragraph">
      <style:paragraph-properties fo:margin-bottom="0in" fo:background-color="#FFFFFF"/>
    </style:style>
    <style:style style:name="T100" style:parent-style-name="Hyperlink" style:family="text">
      <style:text-properties style:font-name="Segoe UI" style:font-name-asian="Segoe UI" style:font-name-complex="Segoe UI" fo:color="#48C0E1" style:text-underline-type="none"/>
    </style:style>
    <style:style style:name="P101" style:parent-style-name="Normal" style:family="paragraph">
      <style:paragraph-properties fo:margin-bottom="0.1in" fo:background-color="#FFFFFF"/>
    </style:style>
    <style:style style:name="T102" style:parent-style-name="DefaultParagraphFont" style:family="text">
      <style:text-properties style:font-name="Segoe UI" style:font-name-asian="Segoe UI" style:font-name-complex="Segoe UI" fo:color="#196B24"/>
    </style:style>
    <style:style style:name="T103" style:parent-style-name="DefaultParagraphFont" style:family="text">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04" style:parent-style-name="ListParagraph" style:list-style-name="LFO3" style:family="paragraph">
      <style:paragraph-properties fo:margin-bottom="0in" fo:background-color="#FFFFFF"/>
      <style:text-properties style:font-name="Segoe UI" style:font-name-asian="Segoe UI" style:font-name-complex="Segoe UI" fo:color="#212529"/>
    </style:style>
    <style:style style:name="P105" style:parent-style-name="Normal" style:family="paragraph">
      <style:paragraph-properties fo:margin-bottom="0.1in" fo:background-color="#FFFFFF"/>
      <style:text-properties style:font-name="Segoe UI" style:font-name-asian="Segoe UI" style:font-name-complex="Segoe UI" fo:color="#17A2B8"/>
    </style:style>
    <style:style style:name="P106" style:parent-style-name="Normal" style:family="paragraph">
      <style:paragraph-properties fo:margin-bottom="0.1in" fo:background-color="#FFFFFF"/>
      <style:text-properties style:font-name="Segoe UI" style:font-name-asian="Segoe UI" style:font-name-complex="Segoe UI" fo:color="#17A2B8"/>
    </style:style>
    <style:style style:name="P107"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08" style:parent-style-name="ListParagraph" style:list-style-name="LFO4" style:family="paragraph">
      <style:paragraph-properties fo:margin-bottom="0in" fo:background-color="#FFFFFF"/>
      <style:text-properties style:font-name="Segoe UI" style:font-name-asian="Segoe UI" style:font-name-complex="Segoe UI" fo:color="#212529"/>
    </style:style>
    <style:style style:name="P109" style:parent-style-name="ListParagraph" style:list-style-name="LFO4" style:family="paragraph">
      <style:paragraph-properties fo:margin-bottom="0in" fo:background-color="#FFFFFF"/>
      <style:text-properties style:font-name="Segoe UI" style:font-name-asian="Segoe UI" style:font-name-complex="Segoe UI" fo:color="#212529"/>
    </style:style>
    <style:style style:name="P11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11"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2"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3"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4"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5"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6"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7" style:parent-style-name="ListParagraph" style:list-style-name="LFO5" style:family="paragraph">
      <style:paragraph-properties fo:margin-bottom="0in" fo:background-color="#FFFFFF"/>
      <style:text-properties style:font-name="Segoe UI" style:font-name-asian="Segoe UI" style:font-name-complex="Segoe UI" fo:color="#212529"/>
    </style:style>
    <style:style style:name="P118" style:parent-style-name="ListParagraph" style:list-style-name="LFO5" style:family="paragraph">
      <style:paragraph-properties fo:margin-bottom="0in" fo:background-color="#FFFFFF"/>
    </style:style>
    <style:style style:name="T119" style:parent-style-name="DefaultParagraphFont" style:family="text">
      <style:text-properties style:font-name="Segoe UI" style:font-name-asian="Segoe UI" style:font-name-complex="Segoe UI" fo:color="#212529"/>
    </style:style>
    <style:style style:name="T120" style:parent-style-name="Hyperlink" style:family="text">
      <style:text-properties style:font-name="Segoe UI" style:font-name-asian="Segoe UI" style:font-name-complex="Segoe UI" fo:color="#48C0E1" style:text-underline-type="none"/>
    </style:style>
    <style:style style:name="T121" style:parent-style-name="DefaultParagraphFont" style:family="text">
      <style:text-properties style:font-name="Segoe UI" style:font-name-asian="Segoe UI" style:font-name-complex="Segoe UI" fo:color="#212529"/>
    </style:style>
    <style:style style:name="P122"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23" style:parent-style-name="ListParagraph" style:list-style-name="LFO6" style:family="paragraph">
      <style:paragraph-properties fo:margin-bottom="0in" fo:background-color="#FFFFFF"/>
      <style:text-properties style:font-name="Segoe UI" style:font-name-asian="Segoe UI" style:font-name-complex="Segoe UI" fo:color="#212529"/>
    </style:style>
    <style:style style:name="P124"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25" style:parent-style-name="ListParagraph" style:list-style-name="LFO7" style:family="paragraph">
      <style:paragraph-properties fo:margin-bottom="0in" fo:background-color="#FFFFFF"/>
      <style:text-properties style:font-name="Segoe UI" style:font-name-asian="Segoe UI" style:font-name-complex="Segoe UI" fo:color="#212529"/>
    </style:style>
    <style:style style:name="P126" style:parent-style-name="ListParagraph" style:list-style-name="LFO7" style:family="paragraph">
      <style:paragraph-properties fo:margin-bottom="0in" fo:background-color="#FFFFFF"/>
      <style:text-properties style:font-name="Segoe UI" style:font-name-asian="Segoe UI" style:font-name-complex="Segoe UI" fo:color="#212529"/>
    </style:style>
    <style:style style:name="P127" style:parent-style-name="ListParagraph" style:list-style-name="LFO7" style:family="paragraph">
      <style:paragraph-properties fo:margin-bottom="0in" fo:background-color="#FFFFFF"/>
      <style:text-properties style:font-name="Segoe UI" style:font-name-asian="Segoe UI" style:font-name-complex="Segoe UI" fo:color="#212529"/>
    </style:style>
    <style:style style:name="P128" style:parent-style-name="ListParagraph" style:list-style-name="LFO7" style:family="paragraph">
      <style:paragraph-properties fo:margin-bottom="0in" fo:background-color="#FFFFFF"/>
      <style:text-properties style:font-name="Segoe UI" style:font-name-asian="Segoe UI" style:font-name-complex="Segoe UI" fo:color="#212529"/>
    </style:style>
    <style:style style:name="P129" style:parent-style-name="ListParagraph" style:list-style-name="LFO7" style:family="paragraph">
      <style:paragraph-properties fo:margin-bottom="0in" fo:background-color="#FFFFFF"/>
      <style:text-properties style:font-name="Segoe UI" style:font-name-asian="Segoe UI" style:font-name-complex="Segoe UI" fo:color="#212529"/>
    </style:style>
    <style:style style:name="P130" style:parent-style-name="Normal" style:family="paragraph">
      <style:paragraph-properties fo:margin-bottom="0.1in" fo:background-color="#FFFFFF"/>
      <style:text-properties style:font-name="Segoe UI" style:font-name-asian="Segoe UI" style:font-name-complex="Segoe UI" fo:color="#17A2B8"/>
    </style:style>
    <style:style style:name="P131"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32"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3"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4"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5"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6"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7" style:parent-style-name="ListParagraph" style:list-style-name="LFO8" style:family="paragraph">
      <style:paragraph-properties fo:margin-bottom="0in" fo:background-color="#FFFFFF"/>
      <style:text-properties style:font-name="Segoe UI" style:font-name-asian="Segoe UI" style:font-name-complex="Segoe UI" fo:color="#212529"/>
    </style:style>
    <style:style style:name="P13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39" style:parent-style-name="ListParagraph" style:list-style-name="LFO9" style:family="paragraph">
      <style:paragraph-properties fo:margin-bottom="0in" fo:background-color="#FFFFFF"/>
      <style:text-properties style:font-name="Segoe UI" style:font-name-asian="Segoe UI" style:font-name-complex="Segoe UI" fo:color="#212529"/>
    </style:style>
    <style:style style:name="P14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41"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2"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3"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4"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5"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6" style:parent-style-name="ListParagraph" style:list-style-name="LFO10" style:family="paragraph">
      <style:paragraph-properties fo:margin-bottom="0in" fo:background-color="#FFFFFF"/>
      <style:text-properties style:font-name="Segoe UI" style:font-name-asian="Segoe UI" style:font-name-complex="Segoe UI" fo:color="#212529"/>
    </style:style>
    <style:style style:name="P147"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48" style:parent-style-name="ListParagraph" style:list-style-name="LFO11" style:family="paragraph">
      <style:paragraph-properties fo:margin-bottom="0in" fo:background-color="#FFFFFF"/>
      <style:text-properties style:font-name="Segoe UI" style:font-name-asian="Segoe UI" style:font-name-complex="Segoe UI" fo:color="#212529"/>
    </style:style>
    <style:style style:name="P149" style:parent-style-name="ListParagraph" style:list-style-name="LFO11" style:family="paragraph">
      <style:paragraph-properties fo:margin-bottom="0in" fo:background-color="#FFFFFF"/>
      <style:text-properties style:font-name="Segoe UI" style:font-name-asian="Segoe UI" style:font-name-complex="Segoe UI" fo:color="#212529"/>
    </style:style>
    <style:style style:name="P15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51" style:parent-style-name="ListParagraph" style:list-style-name="LFO12" style:family="paragraph">
      <style:paragraph-properties fo:margin-bottom="0in" fo:background-color="#FFFFFF"/>
    </style:style>
    <style:style style:name="T152" style:parent-style-name="DefaultParagraphFont" style:family="text">
      <style:text-properties style:font-name="Segoe UI" style:font-name-asian="Segoe UI" style:font-name-complex="Segoe UI" fo:color="#212529"/>
    </style:style>
    <style:style style:name="T153" style:parent-style-name="DefaultParagraphFont" style:family="text">
      <style:text-properties style:font-name="Segoe UI" style:font-name-asian="Segoe UI" style:font-name-complex="Segoe UI" fo:color="#48C0E1"/>
    </style:style>
    <style:style style:name="T154" style:parent-style-name="Hyperlink" style:family="text">
      <style:text-properties style:font-name="Segoe UI" style:font-name-asian="Segoe UI" style:font-name-complex="Segoe UI"/>
    </style:style>
    <style:style style:name="T155" style:parent-style-name="DefaultParagraphFont" style:family="text">
      <style:text-properties style:font-name="Segoe UI" style:font-name-asian="Segoe UI" style:font-name-complex="Segoe UI" fo:color="#48C0E1"/>
    </style:style>
    <style:style style:name="P156"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57" style:parent-style-name="ListParagraph" style:list-style-name="LFO13" style:family="paragraph">
      <style:paragraph-properties fo:margin-bottom="0in" fo:background-color="#FFFFFF"/>
    </style:style>
    <style:style style:name="T158" style:parent-style-name="DefaultParagraphFont" style:family="text">
      <style:text-properties style:font-name="Segoe UI" style:font-name-asian="Segoe UI" style:font-name-complex="Segoe UI" fo:color="#212529"/>
    </style:style>
    <style:style style:name="T159" style:parent-style-name="DefaultParagraphFont" style:family="text">
      <style:text-properties style:font-name="Segoe UI" style:font-name-asian="Segoe UI" style:font-name-complex="Segoe UI" fo:color="#212529"/>
    </style:style>
    <style:style style:name="T160" style:parent-style-name="Hyperlink" style:family="text">
      <style:text-properties style:font-name="Segoe UI" style:font-name-asian="Segoe UI" style:font-name-complex="Segoe UI" fo:color="#48C0E1" style:text-underline-type="none"/>
    </style:style>
    <style:style style:name="T161" style:parent-style-name="DefaultParagraphFont" style:family="text">
      <style:text-properties style:font-name="Segoe UI" style:font-name-asian="Segoe UI" style:font-name-complex="Segoe UI" fo:color="#212529"/>
    </style:style>
    <style:style style:name="T162" style:parent-style-name="Hyperlink" style:family="text">
      <style:text-properties style:font-name="Segoe UI" style:font-name-asian="Segoe UI" style:font-name-complex="Segoe UI" fo:color="#48C0E1" style:text-underline-type="none"/>
    </style:style>
    <style:style style:name="P163"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64"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65"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66"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67"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68"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69"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0"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1"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2"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3"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4"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5"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6" style:parent-style-name="ListParagraph" style:list-style-name="LFO14" style:family="paragraph">
      <style:paragraph-properties fo:margin-bottom="0in" fo:background-color="#FFFFFF"/>
      <style:text-properties style:font-name="Segoe UI" style:font-name-asian="Segoe UI" style:font-name-complex="Segoe UI" fo:color="#212529"/>
    </style:style>
    <style:style style:name="P177" style:parent-style-name="Normal" style:family="paragraph">
      <style:paragraph-properties fo:margin-bottom="0.1in" fo:background-color="#FFFFFF"/>
      <style:text-properties style:font-name="Segoe UI" style:font-name-asian="Segoe UI" style:font-name-complex="Segoe UI" fo:color="#17A2B8"/>
    </style:style>
    <style:style style:name="P17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79"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0"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1"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2"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3"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4" style:parent-style-name="ListParagraph" style:list-style-name="LFO15" style:family="paragraph">
      <style:paragraph-properties fo:margin-bottom="0in" fo:background-color="#FFFFFF"/>
      <style:text-properties style:font-name="Segoe UI" style:font-name-asian="Segoe UI" style:font-name-complex="Segoe UI" fo:color="#212529"/>
    </style:style>
    <style:style style:name="P185"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86" style:parent-style-name="ListParagraph" style:list-style-name="LFO16" style:family="paragraph">
      <style:paragraph-properties fo:margin-bottom="0in" fo:background-color="#FFFFFF"/>
      <style:text-properties style:font-name="Segoe UI" style:font-name-asian="Segoe UI" style:font-name-complex="Segoe UI" fo:color="#212529"/>
    </style:style>
    <style:style style:name="P187" style:parent-style-name="ListParagraph" style:list-style-name="LFO16" style:family="paragraph">
      <style:paragraph-properties fo:margin-bottom="0in" fo:background-color="#FFFFFF"/>
      <style:text-properties style:font-name="Segoe UI" style:font-name-asian="Segoe UI" style:font-name-complex="Segoe UI" fo:color="#212529"/>
    </style:style>
    <style:style style:name="P18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89" style:parent-style-name="ListParagraph" style:list-style-name="LFO17" style:family="paragraph">
      <style:paragraph-properties fo:margin-bottom="0in" fo:background-color="#FFFFFF"/>
      <style:text-properties style:font-name="Segoe UI" style:font-name-asian="Segoe UI" style:font-name-complex="Segoe UI" fo:color="#212529"/>
    </style:style>
    <style:style style:name="P19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91" style:parent-style-name="ListParagraph" style:list-style-name="LFO18" style:family="paragraph">
      <style:paragraph-properties fo:margin-bottom="0in" fo:background-color="#FFFFFF"/>
      <style:text-properties style:font-name="Segoe UI" style:font-name-asian="Segoe UI" style:font-name-complex="Segoe UI" fo:color="#212529"/>
    </style:style>
    <style:style style:name="P192" style:parent-style-name="ListParagraph" style:list-style-name="LFO18" style:family="paragraph">
      <style:paragraph-properties fo:margin-bottom="0in" fo:background-color="#FFFFFF"/>
      <style:text-properties style:font-name="Segoe UI" style:font-name-asian="Segoe UI" style:font-name-complex="Segoe UI" fo:color="#212529"/>
    </style:style>
    <style:style style:name="P193"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94" style:parent-style-name="ListParagraph" style:list-style-name="LFO19" style:family="paragraph">
      <style:paragraph-properties fo:margin-bottom="0in" fo:background-color="#FFFFFF"/>
    </style:style>
    <style:style style:name="P195" style:parent-style-name="ListParagraph" style:list-style-name="LFO19" style:family="paragraph">
      <style:paragraph-properties fo:margin-bottom="0in" fo:background-color="#FFFFFF"/>
      <style:text-properties style:font-name="Segoe UI" style:font-name-asian="Segoe UI" style:font-name-complex="Segoe UI" fo:color="#212529"/>
    </style:style>
    <style:style style:name="P196" style:parent-style-name="ListParagraph" style:list-style-name="LFO19" style:family="paragraph">
      <style:paragraph-properties fo:margin-bottom="0in" fo:background-color="#FFFFFF"/>
      <style:text-properties style:font-name="Segoe UI" style:font-name-asian="Segoe UI" style:font-name-complex="Segoe UI" fo:color="#212529"/>
    </style:style>
    <style:style style:name="P197" style:parent-style-name="ListParagraph" style:list-style-name="LFO19" style:family="paragraph">
      <style:paragraph-properties fo:margin-bottom="0in" fo:background-color="#FFFFFF"/>
      <style:text-properties style:font-name="Segoe UI" style:font-name-asian="Segoe UI" style:font-name-complex="Segoe UI" fo:color="#212529"/>
    </style:style>
    <style:style style:name="P19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199"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0"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1"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2"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3"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4"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5"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6"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7"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8"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09"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10" style:parent-style-name="Normal" style:family="paragraph">
      <style:paragraph-properties fo:margin-top="0.1666in" fo:margin-bottom="0.1666in" fo:background-color="#FFFFFF"/>
      <style:text-properties style:font-name="Segoe UI" style:font-name-asian="Segoe UI" style:font-name-complex="Segoe UI" fo:color="#212529"/>
    </style:style>
    <style:style style:name="P211"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12"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13" style:parent-style-name="ListParagraph" style:list-style-name="LFO20" style:family="paragraph">
      <style:paragraph-properties fo:margin-bottom="0in" fo:background-color="#FFFFFF"/>
      <style:text-properties style:font-name="Segoe UI" style:font-name-asian="Segoe UI" style:font-name-complex="Segoe UI" fo:color="#212529"/>
    </style:style>
    <style:style style:name="P214" style:parent-style-name="ListParagraph" style:list-style-name="LFO21" style:family="paragraph">
      <style:paragraph-properties fo:margin-bottom="0in" fo:background-color="#FFFFFF"/>
      <style:text-properties style:font-name="Segoe UI" style:font-name-asian="Segoe UI" style:font-name-complex="Segoe UI" fo:color="#212529"/>
    </style:style>
    <style:style style:name="P215" style:parent-style-name="Normal" style:family="paragraph">
      <style:paragraph-properties fo:margin-bottom="0.1in" fo:background-color="#FFFFFF"/>
      <style:text-properties style:font-name="Segoe UI" style:font-name-asian="Segoe UI" style:font-name-complex="Segoe UI" fo:color="#17A2B8"/>
    </style:style>
    <style:style style:name="P216" style:parent-style-name="Normal" style:family="paragraph">
      <style:paragraph-properties fo:margin-bottom="0.1in" fo:background-color="#FFFFFF"/>
      <style:text-properties style:font-name="Segoe UI" style:font-name-asian="Segoe UI" style:font-name-complex="Segoe UI" fo:color="#17A2B8"/>
    </style:style>
    <style:style style:name="P217" style:parent-style-name="Normal" style:family="paragraph">
      <style:paragraph-properties fo:margin-bottom="0.1in" fo:background-color="#FFFFFF"/>
    </style:style>
    <style:style style:name="T218" style:parent-style-name="DefaultParagraphFont" style:family="text">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T219" style:parent-style-name="DefaultParagraphFont" style:family="text">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20" style:parent-style-name="ListParagraph" style:list-style-name="LFO22" style:family="paragraph">
      <style:paragraph-properties fo:margin-bottom="0in" fo:background-color="#FFFFFF"/>
      <style:text-properties style:font-name="Segoe UI" style:font-name-asian="Segoe UI" style:font-name-complex="Segoe UI" fo:color="#212529"/>
    </style:style>
    <style:style style:name="P221" style:parent-style-name="ListParagraph" style:list-style-name="LFO22" style:family="paragraph">
      <style:paragraph-properties fo:margin-bottom="0in" fo:background-color="#FFFFFF"/>
      <style:text-properties style:font-name="Segoe UI" style:font-name-asian="Segoe UI" style:font-name-complex="Segoe UI" fo:color="#212529"/>
    </style:style>
    <style:style style:name="P222" style:parent-style-name="ListParagraph" style:list-style-name="LFO22" style:family="paragraph">
      <style:paragraph-properties fo:margin-bottom="0in" fo:background-color="#FFFFFF"/>
      <style:text-properties style:font-name="Segoe UI" style:font-name-asian="Segoe UI" style:font-name-complex="Segoe UI" fo:color="#212529"/>
    </style:style>
    <style:style style:name="P223" style:parent-style-name="ListParagraph" style:list-style-name="LFO22" style:family="paragraph">
      <style:paragraph-properties fo:margin-bottom="0in" fo:background-color="#FFFFFF"/>
      <style:text-properties style:font-name="Segoe UI" style:font-name-asian="Segoe UI" style:font-name-complex="Segoe UI" fo:color="#212529"/>
    </style:style>
    <style:style style:name="P224" style:parent-style-name="ListParagraph" style:list-style-name="LFO22" style:family="paragraph">
      <style:paragraph-properties fo:margin-bottom="0in" fo:background-color="#FFFFFF"/>
    </style:style>
    <style:style style:name="T225" style:parent-style-name="DefaultParagraphFont" style:family="text">
      <style:text-properties style:font-name="Segoe UI" style:font-name-asian="Segoe UI" style:font-name-complex="Segoe UI" fo:color="#212529"/>
    </style:style>
    <style:style style:name="T226" style:parent-style-name="DefaultParagraphFont" style:family="text">
      <style:text-properties style:font-name="Segoe UI" style:font-name-asian="Segoe UI" style:font-name-complex="Segoe UI" fo:color="#212529"/>
    </style:style>
    <style:style style:name="T227" style:parent-style-name="DefaultParagraphFont" style:family="text">
      <style:text-properties style:font-name="Segoe UI" style:font-name-asian="Segoe UI" style:font-name-complex="Segoe UI" fo:color="#212529"/>
    </style:style>
    <style:style style:name="T228" style:parent-style-name="DefaultParagraphFont" style:family="text">
      <style:text-properties style:font-name="Segoe UI" style:font-name-asian="Segoe UI" style:font-name-complex="Segoe UI" fo:color="#212529"/>
    </style:style>
    <style:style style:name="T229" style:parent-style-name="DefaultParagraphFont" style:family="text">
      <style:text-properties style:font-name="Segoe UI" style:font-name-asian="Segoe UI" style:font-name-complex="Segoe UI" fo:color="#212529"/>
    </style:style>
    <style:style style:name="P230" style:parent-style-name="Normal" style:family="paragraph">
      <style:paragraph-properties fo:margin-bottom="0.1in" fo:background-color="#FFFFFF"/>
      <style:text-properties style:font-name="Segoe UI" style:font-name-asian="Segoe UI" style:font-name-complex="Segoe UI" fo:color="#17A2B8"/>
    </style:style>
    <style:style style:name="P231" style:parent-style-name="Normal" style:family="paragraph">
      <style:paragraph-properties fo:margin-bottom="0.1in" fo:background-color="#FFFFFF"/>
      <style:text-properties style:font-name="Segoe UI" style:font-name-asian="Segoe UI" style:font-name-complex="Segoe UI" fo:color="#17A2B8"/>
    </style:style>
    <style:style style:name="P232"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33"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4"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5"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6"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7"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8"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39"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40"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41"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42" style:parent-style-name="ListParagraph" style:list-style-name="LFO23" style:family="paragraph">
      <style:paragraph-properties fo:margin-bottom="0in" fo:background-color="#FFFFFF"/>
      <style:text-properties style:font-name="Segoe UI" style:font-name-asian="Segoe UI" style:font-name-complex="Segoe UI" fo:color="#212529"/>
    </style:style>
    <style:style style:name="P243" style:parent-style-name="Normal" style:family="paragraph">
      <style:paragraph-properties fo:margin-bottom="0.1in" fo:background-color="#FFFFFF"/>
      <style:text-properties style:font-name="Segoe UI" style:font-name-asian="Segoe UI" style:font-name-complex="Segoe UI" fo:color="#17A2B8"/>
    </style:style>
    <style:style style:name="P244"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45" style:parent-style-name="ListParagraph" style:list-style-name="LFO24" style:family="paragraph">
      <style:paragraph-properties fo:margin-bottom="0in" fo:background-color="#FFFFFF"/>
      <style:text-properties style:font-name="Segoe UI" style:font-name-asian="Segoe UI" style:font-name-complex="Segoe UI" fo:color="#212529"/>
    </style:style>
    <style:style style:name="P246" style:parent-style-name="ListParagraph" style:list-style-name="LFO24" style:family="paragraph">
      <style:paragraph-properties fo:margin-bottom="0in" fo:background-color="#FFFFFF"/>
      <style:text-properties style:font-name="Segoe UI" style:font-name-asian="Segoe UI" style:font-name-complex="Segoe UI" fo:color="#212529"/>
    </style:style>
    <style:style style:name="P247" style:parent-style-name="ListParagraph" style:list-style-name="LFO24" style:family="paragraph">
      <style:paragraph-properties fo:margin-bottom="0in" fo:background-color="#FFFFFF"/>
      <style:text-properties style:font-name="Segoe UI" style:font-name-asian="Segoe UI" style:font-name-complex="Segoe UI" fo:color="#212529"/>
    </style:style>
    <style:style style:name="P24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49" style:parent-style-name="ListParagraph" style:list-style-name="LFO25" style:family="paragraph">
      <style:paragraph-properties fo:margin-bottom="0in" fo:background-color="#FFFFFF"/>
      <style:text-properties style:font-name="Segoe UI" style:font-name-asian="Segoe UI" style:font-name-complex="Segoe UI" fo:color="#212529"/>
    </style:style>
    <style:style style:name="P250" style:parent-style-name="ListParagraph" style:list-style-name="LFO25" style:family="paragraph">
      <style:paragraph-properties fo:margin-bottom="0in" fo:background-color="#FFFFFF"/>
      <style:text-properties style:font-name="Segoe UI" style:font-name-asian="Segoe UI" style:font-name-complex="Segoe UI" fo:color="#212529"/>
    </style:style>
    <style:style style:name="P251" style:parent-style-name="ListParagraph" style:list-style-name="LFO25" style:family="paragraph">
      <style:paragraph-properties fo:margin-bottom="0in" fo:background-color="#FFFFFF"/>
      <style:text-properties style:font-name="Segoe UI" style:font-name-asian="Segoe UI" style:font-name-complex="Segoe UI" fo:color="#212529"/>
    </style:style>
    <style:style style:name="P252"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53" style:parent-style-name="ListParagraph" style:list-style-name="LFO26" style:family="paragraph">
      <style:paragraph-properties fo:margin-bottom="0in" fo:background-color="#FFFFFF"/>
      <style:text-properties style:font-name="Segoe UI" style:font-name-asian="Segoe UI" style:font-name-complex="Segoe UI" fo:color="#212529"/>
    </style:style>
    <style:style style:name="P254" style:parent-style-name="ListParagraph" style:list-style-name="LFO26" style:family="paragraph">
      <style:paragraph-properties fo:margin-bottom="0in" fo:background-color="#FFFFFF"/>
      <style:text-properties style:font-name="Segoe UI" style:font-name-asian="Segoe UI" style:font-name-complex="Segoe UI" fo:color="#212529"/>
    </style:style>
    <style:style style:name="P255" style:parent-style-name="ListParagraph" style:list-style-name="LFO26" style:family="paragraph">
      <style:paragraph-properties fo:margin-bottom="0in" fo:background-color="#FFFFFF"/>
      <style:text-properties style:font-name="Segoe UI" style:font-name-asian="Segoe UI" style:font-name-complex="Segoe UI" fo:color="#212529"/>
    </style:style>
    <style:style style:name="P256" style:parent-style-name="ListParagraph" style:list-style-name="LFO26" style:family="paragraph">
      <style:paragraph-properties fo:margin-bottom="0in" fo:background-color="#FFFFFF"/>
      <style:text-properties style:font-name="Segoe UI" style:font-name-asian="Segoe UI" style:font-name-complex="Segoe UI" fo:color="#212529"/>
    </style:style>
    <style:style style:name="P257" style:parent-style-name="ListParagraph" style:list-style-name="LFO26" style:family="paragraph">
      <style:paragraph-properties fo:margin-bottom="0in" fo:background-color="#FFFFFF"/>
      <style:text-properties style:font-name="Segoe UI" style:font-name-asian="Segoe UI" style:font-name-complex="Segoe UI" fo:color="#212529"/>
    </style:style>
    <style:style style:name="P25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59" style:parent-style-name="Normal" style:family="paragraph">
      <style:paragraph-properties fo:margin-bottom="0.1in" fo:background-color="#FFFFFF"/>
    </style:style>
    <style:style style:name="T260" style:parent-style-name="DefaultParagraphFont" style:family="text">
      <style:text-properties style:font-name="Segoe UI" style:font-name-asian="Segoe UI" style:font-name-complex="Segoe UI" fo:color="#212529"/>
    </style:style>
    <style:style style:name="T261" style:parent-style-name="DefaultParagraphFont" style:family="text">
      <style:text-properties style:font-name="Segoe UI" style:font-name-asian="Segoe UI" style:font-name-complex="Segoe UI" fo:color="#212529"/>
    </style:style>
    <style:style style:name="T262" style:parent-style-name="DefaultParagraphFont" style:family="text">
      <style:text-properties style:font-name="Segoe UI" style:font-name-asian="Segoe UI" style:font-name-complex="Segoe UI" fo:font-style="italic" style:font-style-asian="italic" style:font-style-complex="italic" fo:color="#212529"/>
    </style:style>
    <style:style style:name="P263" style:parent-style-name="ListParagraph" style:list-style-name="LFO27" style:family="paragraph">
      <style:paragraph-properties fo:margin-bottom="0in" fo:background-color="#FFFFFF"/>
      <style:text-properties style:font-name="Segoe UI" style:font-name-asian="Segoe UI" style:font-name-complex="Segoe UI" fo:color="#212529"/>
    </style:style>
    <style:style style:name="P264" style:parent-style-name="ListParagraph" style:list-style-name="LFO27" style:family="paragraph">
      <style:paragraph-properties fo:margin-bottom="0in" fo:background-color="#FFFFFF"/>
      <style:text-properties style:font-name="Segoe UI" style:font-name-asian="Segoe UI" style:font-name-complex="Segoe UI" fo:color="#212529"/>
    </style:style>
    <style:style style:name="P265" style:parent-style-name="ListParagraph" style:list-style-name="LFO27" style:family="paragraph">
      <style:paragraph-properties fo:margin-bottom="0in" fo:background-color="#FFFFFF"/>
      <style:text-properties style:font-name="Segoe UI" style:font-name-asian="Segoe UI" style:font-name-complex="Segoe UI" fo:color="#212529"/>
    </style:style>
    <style:style style:name="P266"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67"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68"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69" style:parent-style-name="ListParagraph" style:list-style-name="LFO28" style:family="paragraph">
      <style:paragraph-properties fo:margin-bottom="0in" fo:background-color="#FFFFFF"/>
    </style:style>
    <style:style style:name="T270" style:parent-style-name="DefaultParagraphFont" style:family="text">
      <style:text-properties style:font-name="Segoe UI" style:font-name-asian="Segoe UI" style:font-name-complex="Segoe UI" fo:color="#212529"/>
    </style:style>
    <style:style style:name="T271" style:parent-style-name="Hyperlink" style:family="text">
      <style:text-properties style:font-name="Segoe UI" style:font-name-asian="Segoe UI" style:font-name-complex="Segoe UI"/>
    </style:style>
    <style:style style:name="T272" style:parent-style-name="DefaultParagraphFont" style:family="text">
      <style:text-properties style:font-name="Segoe UI" style:font-name-asian="Segoe UI" style:font-name-complex="Segoe UI" fo:color="#212529"/>
    </style:style>
    <style:style style:name="P273"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4"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5"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6"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7"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8"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79" style:parent-style-name="ListParagraph" style:list-style-name="LFO28" style:family="paragraph">
      <style:paragraph-properties fo:margin-bottom="0in" fo:background-color="#FFFFFF"/>
      <style:text-properties style:font-name="Segoe UI" style:font-name-asian="Segoe UI" style:font-name-complex="Segoe UI" fo:color="#212529"/>
    </style:style>
    <style:style style:name="P28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81"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82"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83"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84"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85"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86" style:parent-style-name="ListParagraph" style:list-style-name="LFO29" style:family="paragraph">
      <style:paragraph-properties fo:margin-bottom="0in" fo:background-color="#FFFFFF"/>
    </style:style>
    <style:style style:name="T287" style:parent-style-name="DefaultParagraphFont" style:family="text">
      <style:text-properties style:font-name="Segoe UI" style:font-name-asian="Segoe UI" style:font-name-complex="Segoe UI" fo:color="#212529"/>
    </style:style>
    <style:style style:name="T288" style:parent-style-name="Hyperlink" style:family="text">
      <style:text-properties style:font-name="Segoe UI" style:font-name-asian="Segoe UI" style:font-name-complex="Segoe UI" fo:color="#48C0E1" style:text-underline-type="none"/>
    </style:style>
    <style:style style:name="P289" style:parent-style-name="ListParagraph" style:list-style-name="LFO29" style:family="paragraph">
      <style:paragraph-properties fo:margin-bottom="0in" fo:background-color="#FFFFFF"/>
      <style:text-properties style:font-name="Segoe UI" style:font-name-asian="Segoe UI" style:font-name-complex="Segoe UI" fo:color="#212529"/>
    </style:style>
    <style:style style:name="P29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91"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292" style:parent-style-name="ListParagraph" style:list-style-name="LFO30" style:family="paragraph">
      <style:paragraph-properties fo:margin-bottom="0in" fo:background-color="#FFFFFF"/>
      <style:text-properties style:font-name="Segoe UI" style:font-name-asian="Segoe UI" style:font-name-complex="Segoe UI" fo:color="#212529"/>
    </style:style>
    <style:style style:name="P293" style:parent-style-name="ListParagraph" style:list-style-name="LFO30" style:family="paragraph">
      <style:paragraph-properties fo:margin-bottom="0in" fo:background-color="#FFFFFF"/>
      <style:text-properties style:font-name="Segoe UI" style:font-name-asian="Segoe UI" style:font-name-complex="Segoe UI" fo:color="#212529"/>
    </style:style>
    <style:style style:name="P294" style:parent-style-name="ListParagraph" style:list-style-name="LFO31" style:family="paragraph">
      <style:paragraph-properties fo:margin-bottom="0in" fo:background-color="#FFFFFF"/>
    </style:style>
    <style:style style:name="T295" style:parent-style-name="DefaultParagraphFont" style:family="text">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T296" style:parent-style-name="DefaultParagraphFont" style:family="text">
      <style:text-properties style:font-name="Segoe UI" style:font-name-asian="Segoe UI" style:font-name-complex="Segoe UI" fo:font-weight="bold" style:font-weight-asian="bold" style:font-weight-complex="bold" fo:color="#212529"/>
    </style:style>
    <style:style style:name="T297" style:parent-style-name="DefaultParagraphFont" style:family="text">
      <style:text-properties style:font-name="Segoe UI" style:font-name-asian="Segoe UI" style:font-name-complex="Segoe UI" fo:color="#212529"/>
    </style:style>
    <style:style style:name="T298" style:parent-style-name="DefaultParagraphFont" style:family="text">
      <style:text-properties style:font-name="Segoe UI" style:font-name-asian="Segoe UI" style:font-name-complex="Segoe UI" fo:font-weight="bold" style:font-weight-asian="bold" style:font-weight-complex="bold" fo:color="#212529"/>
    </style:style>
    <style:style style:name="T299" style:parent-style-name="DefaultParagraphFont" style:family="text">
      <style:text-properties style:font-name="Segoe UI" style:font-name-asian="Segoe UI" style:font-name-complex="Segoe UI" fo:color="#212529"/>
    </style:style>
    <style:style style:name="T300" style:parent-style-name="DefaultParagraphFont" style:family="text">
      <style:text-properties style:font-name="Segoe UI" style:font-name-asian="Segoe UI" style:font-name-complex="Segoe UI" fo:font-weight="bold" style:font-weight-asian="bold" style:font-weight-complex="bold" fo:color="#212529"/>
    </style:style>
    <style:style style:name="T301" style:parent-style-name="DefaultParagraphFont" style:family="text">
      <style:text-properties style:font-name="Segoe UI" style:font-name-asian="Segoe UI" style:font-name-complex="Segoe UI" fo:color="#212529"/>
    </style:style>
    <style:style style:name="T302" style:parent-style-name="DefaultParagraphFont" style:family="text">
      <style:text-properties style:font-name="Segoe UI" style:font-name-asian="Segoe UI" style:font-name-complex="Segoe UI" fo:font-weight="bold" style:font-weight-asian="bold" style:font-weight-complex="bold" fo:color="#212529"/>
    </style:style>
    <style:style style:name="T303" style:parent-style-name="DefaultParagraphFont" style:family="text">
      <style:text-properties style:font-name="Segoe UI" style:font-name-asian="Segoe UI" style:font-name-complex="Segoe UI" fo:color="#212529"/>
    </style:style>
    <style:style style:name="T304" style:parent-style-name="DefaultParagraphFont" style:family="text">
      <style:text-properties style:font-name="Segoe UI" style:font-name-asian="Segoe UI" style:font-name-complex="Segoe UI" fo:font-weight="bold" style:font-weight-asian="bold" style:font-weight-complex="bold" fo:color="#212529"/>
    </style:style>
    <style:style style:name="T305" style:parent-style-name="DefaultParagraphFont" style:family="text">
      <style:text-properties style:font-name="Segoe UI" style:font-name-asian="Segoe UI" style:font-name-complex="Segoe UI" fo:color="#212529"/>
    </style:style>
    <style:style style:name="T306" style:parent-style-name="DefaultParagraphFont" style:family="text">
      <style:text-properties style:font-name="Segoe UI" style:font-name-asian="Segoe UI" style:font-name-complex="Segoe UI" fo:font-weight="bold" style:font-weight-asian="bold" style:font-weight-complex="bold" fo:color="#212529"/>
    </style:style>
    <style:style style:name="T307" style:parent-style-name="DefaultParagraphFont" style:family="text">
      <style:text-properties style:font-name="Segoe UI" style:font-name-asian="Segoe UI" style:font-name-complex="Segoe UI" fo:color="#212529"/>
    </style:style>
    <style:style style:name="T308" style:parent-style-name="DefaultParagraphFont" style:family="text">
      <style:text-properties style:font-name="Segoe UI" style:font-name-asian="Segoe UI" style:font-name-complex="Segoe UI" fo:font-weight="bold" style:font-weight-asian="bold" style:font-weight-complex="bold" fo:color="#212529"/>
    </style:style>
    <style:style style:name="T309" style:parent-style-name="DefaultParagraphFont" style:family="text">
      <style:text-properties style:font-name="Segoe UI" style:font-name-asian="Segoe UI" style:font-name-complex="Segoe UI" fo:color="#212529"/>
    </style:style>
    <style:style style:name="P31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11" style:parent-style-name="ListParagraph" style:list-style-name="LFO32" style:family="paragraph">
      <style:paragraph-properties fo:margin-bottom="0in" fo:background-color="#FFFFFF"/>
      <style:text-properties style:font-name="Segoe UI" style:font-name-asian="Segoe UI" style:font-name-complex="Segoe UI" fo:color="#212529"/>
    </style:style>
    <style:style style:name="P312" style:parent-style-name="ListParagraph" style:list-style-name="LFO32" style:family="paragraph">
      <style:paragraph-properties fo:margin-bottom="0in" fo:background-color="#FFFFFF"/>
      <style:text-properties style:font-name="Segoe UI" style:font-name-asian="Segoe UI" style:font-name-complex="Segoe UI" fo:color="#212529"/>
    </style:style>
    <style:style style:name="P313" style:parent-style-name="ListParagraph" style:list-style-name="LFO32" style:family="paragraph">
      <style:paragraph-properties fo:margin-bottom="0in" fo:background-color="#FFFFFF"/>
      <style:text-properties style:font-name="Segoe UI" style:font-name-asian="Segoe UI" style:font-name-complex="Segoe UI" fo:color="#212529"/>
    </style:style>
    <style:style style:name="P314" style:parent-style-name="ListParagraph" style:list-style-name="LFO32" style:family="paragraph">
      <style:paragraph-properties fo:margin-bottom="0in" fo:background-color="#FFFFFF"/>
      <style:text-properties style:font-name="Segoe UI" style:font-name-asian="Segoe UI" style:font-name-complex="Segoe UI" fo:color="#212529"/>
    </style:style>
    <style:style style:name="P315" style:parent-style-name="ListParagraph" style:list-style-name="LFO32" style:family="paragraph">
      <style:paragraph-properties fo:margin-bottom="0in" fo:background-color="#FFFFFF"/>
    </style:style>
    <style:style style:name="T316" style:parent-style-name="DefaultParagraphFont" style:family="text">
      <style:text-properties style:font-name="Segoe UI" style:font-name-asian="Segoe UI" style:font-name-complex="Segoe UI" fo:color="#212529"/>
    </style:style>
    <style:style style:name="T317" style:parent-style-name="Hyperlink" style:family="text">
      <style:text-properties style:font-name="Segoe UI" style:font-name-asian="Segoe UI" style:font-name-complex="Segoe UI" fo:color="#48C0E1" style:text-underline-type="none"/>
    </style:style>
    <style:style style:name="T318" style:parent-style-name="DefaultParagraphFont" style:family="text">
      <style:text-properties style:font-name="Segoe UI" style:font-name-asian="Segoe UI" style:font-name-complex="Segoe UI" fo:color="#212529"/>
    </style:style>
    <style:style style:name="T319" style:parent-style-name="DefaultParagraphFont" style:family="text">
      <style:text-properties style:font-name="Segoe UI" style:font-name-asian="Segoe UI" style:font-name-complex="Segoe UI" fo:color="#45B0E1"/>
    </style:style>
    <style:style style:name="T320" style:parent-style-name="DefaultParagraphFont" style:family="text">
      <style:text-properties style:font-name="Segoe UI" style:font-name-asian="Segoe UI" style:font-name-complex="Segoe UI" fo:color="#212529"/>
    </style:style>
    <style:style style:name="T321" style:parent-style-name="Hyperlink" style:family="text">
      <style:text-properties style:font-name="Segoe UI" style:font-name-asian="Segoe UI" style:font-name-complex="Segoe UI" fo:color="#48C0E1" style:text-underline-type="none"/>
    </style:style>
    <style:style style:name="T322" style:parent-style-name="DefaultParagraphFont" style:family="text">
      <style:text-properties style:font-name="Segoe UI" style:font-name-asian="Segoe UI" style:font-name-complex="Segoe UI" fo:color="#212529"/>
    </style:style>
    <style:style style:name="T323" style:parent-style-name="Hyperlink" style:family="text">
      <style:text-properties style:font-name="Segoe UI" style:font-name-asian="Segoe UI" style:font-name-complex="Segoe UI" fo:color="#48C0E1" style:text-underline-type="none"/>
    </style:style>
    <style:style style:name="T324" style:parent-style-name="DefaultParagraphFont" style:family="text">
      <style:text-properties style:font-name="Segoe UI" style:font-name-asian="Segoe UI" style:font-name-complex="Segoe UI" fo:color="#212529"/>
    </style:style>
    <style:style style:name="P325" style:parent-style-name="ListParagraph" style:list-style-name="LFO32" style:family="paragraph">
      <style:paragraph-properties fo:margin-bottom="0in" fo:background-color="#FFFFFF"/>
      <style:text-properties style:font-name="Segoe UI" style:font-name-asian="Segoe UI" style:font-name-complex="Segoe UI" fo:color="#212529"/>
    </style:style>
    <style:style style:name="P326"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27" style:parent-style-name="ListParagraph" style:list-style-name="LFO33" style:family="paragraph">
      <style:paragraph-properties fo:margin-bottom="0in" fo:background-color="#FFFFFF"/>
      <style:text-properties style:font-name="Segoe UI" style:font-name-asian="Segoe UI" style:font-name-complex="Segoe UI" fo:color="#212529"/>
    </style:style>
    <style:style style:name="P328" style:parent-style-name="ListParagraph" style:list-style-name="LFO33" style:family="paragraph">
      <style:paragraph-properties fo:margin-bottom="0in" fo:background-color="#FFFFFF"/>
      <style:text-properties style:font-name="Segoe UI" style:font-name-asian="Segoe UI" style:font-name-complex="Segoe UI" fo:color="#212529"/>
    </style:style>
    <style:style style:name="P329"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30" style:parent-style-name="ListParagraph" style:list-style-name="LFO34" style:family="paragraph">
      <style:paragraph-properties fo:margin-bottom="0in" fo:background-color="#FFFFFF"/>
      <style:text-properties style:font-name="Segoe UI" style:font-name-asian="Segoe UI" style:font-name-complex="Segoe UI" fo:color="#212529"/>
    </style:style>
    <style:style style:name="P331"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32" style:parent-style-name="ListParagraph" style:list-style-name="LFO35" style:family="paragraph">
      <style:paragraph-properties fo:margin-bottom="0in" fo:background-color="#FFFFFF"/>
      <style:text-properties style:font-name="Segoe UI" style:font-name-asian="Segoe UI" style:font-name-complex="Segoe UI" fo:color="#212529"/>
    </style:style>
    <style:style style:name="P333"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34"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35"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36"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37"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38"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39"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40" style:parent-style-name="ListParagraph" style:list-style-name="LFO36" style:family="paragraph">
      <style:paragraph-properties fo:margin-bottom="0in" fo:background-color="#FFFFFF"/>
      <style:text-properties style:font-name="Segoe UI" style:font-name-asian="Segoe UI" style:font-name-complex="Segoe UI" fo:color="#212529"/>
    </style:style>
    <style:style style:name="P341"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42"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3"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4"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5"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6"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7"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8"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49"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50"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51"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52" style:parent-style-name="ListParagraph" style:list-style-name="LFO37" style:family="paragraph">
      <style:paragraph-properties fo:margin-bottom="0in" fo:background-color="#FFFFFF"/>
      <style:text-properties style:font-name="Segoe UI" style:font-name-asian="Segoe UI" style:font-name-complex="Segoe UI" fo:color="#212529"/>
    </style:style>
    <style:style style:name="P353" style:parent-style-name="Normal" style:family="paragraph">
      <style:paragraph-properties fo:margin-bottom="0.1in" fo:background-color="#FFFFFF"/>
      <style:text-properties style:font-name="Segoe UI" style:font-name-asian="Segoe UI" style:font-name-complex="Segoe UI" fo:color="#17A2B8"/>
    </style:style>
    <style:style style:name="P354" style:parent-style-name="Normal" style:family="paragraph">
      <style:paragraph-properties fo:margin-bottom="0.1in" fo:background-color="#FFFFFF"/>
      <style:text-properties style:font-name="Segoe UI" style:font-name-asian="Segoe UI" style:font-name-complex="Segoe UI" fo:color="#17A2B8"/>
    </style:style>
    <style:style style:name="P355"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56" style:parent-style-name="ListParagraph" style:list-style-name="LFO38" style:family="paragraph">
      <style:paragraph-properties fo:margin-bottom="0in" fo:background-color="#FFFFFF"/>
      <style:text-properties style:font-name="Segoe UI" style:font-name-asian="Segoe UI" style:font-name-complex="Segoe UI" fo:color="#212529"/>
    </style:style>
    <style:style style:name="P357" style:parent-style-name="ListParagraph" style:list-style-name="LFO38" style:family="paragraph">
      <style:paragraph-properties fo:margin-bottom="0in" fo:background-color="#FFFFFF"/>
      <style:text-properties style:font-name="Segoe UI" style:font-name-asian="Segoe UI" style:font-name-complex="Segoe UI" fo:color="#212529"/>
    </style:style>
    <style:style style:name="P358" style:parent-style-name="ListParagraph" style:list-style-name="LFO38" style:family="paragraph">
      <style:paragraph-properties fo:margin-bottom="0in" fo:background-color="#FFFFFF"/>
      <style:text-properties style:font-name="Segoe UI" style:font-name-asian="Segoe UI" style:font-name-complex="Segoe UI" fo:color="#212529"/>
    </style:style>
    <style:style style:name="P359" style:parent-style-name="ListParagraph" style:list-style-name="LFO38" style:family="paragraph">
      <style:paragraph-properties fo:margin-bottom="0in" fo:background-color="#FFFFFF"/>
      <style:text-properties style:font-name="Segoe UI" style:font-name-asian="Segoe UI" style:font-name-complex="Segoe UI" fo:color="#212529"/>
    </style:style>
    <style:style style:name="P360"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61" style:parent-style-name="ListParagraph" style:list-style-name="LFO39" style:family="paragraph">
      <style:paragraph-properties fo:margin-bottom="0in" fo:background-color="#FFFFFF"/>
      <style:text-properties style:font-name="Segoe UI" style:font-name-asian="Segoe UI" style:font-name-complex="Segoe UI" fo:color="#212529"/>
    </style:style>
    <style:style style:name="P362" style:parent-style-name="ListParagraph" style:list-style-name="LFO39" style:family="paragraph">
      <style:paragraph-properties fo:margin-bottom="0in" fo:background-color="#FFFFFF"/>
      <style:text-properties style:font-name="Segoe UI" style:font-name-asian="Segoe UI" style:font-name-complex="Segoe UI" fo:color="#212529"/>
    </style:style>
    <style:style style:name="P363" style:parent-style-name="ListParagraph" style:list-style-name="LFO39" style:family="paragraph">
      <style:paragraph-properties fo:margin-bottom="0in" fo:background-color="#FFFFFF"/>
      <style:text-properties style:font-name="Segoe UI" style:font-name-asian="Segoe UI" style:font-name-complex="Segoe UI" fo:color="#212529"/>
    </style:style>
    <style:style style:name="P364" style:parent-style-name="ListParagraph" style:list-style-name="LFO39" style:family="paragraph">
      <style:paragraph-properties fo:margin-bottom="0in" fo:background-color="#FFFFFF"/>
      <style:text-properties style:font-name="Segoe UI" style:font-name-asian="Segoe UI" style:font-name-complex="Segoe UI" fo:color="#212529"/>
    </style:style>
    <style:style style:name="P365" style:parent-style-name="ListParagraph" style:list-style-name="LFO39" style:family="paragraph">
      <style:paragraph-properties fo:margin-bottom="0in" fo:background-color="#FFFFFF"/>
      <style:text-properties style:font-name="Segoe UI" style:font-name-asian="Segoe UI" style:font-name-complex="Segoe UI" fo:color="#212529"/>
    </style:style>
    <style:style style:name="P366" style:parent-style-name="Normal" style:family="paragraph">
      <style:paragraph-properties fo:margin-bottom="0.1in" fo:background-color="#FFFFFF"/>
      <style:text-properties style:font-name="Segoe UI" style:font-name-asian="Segoe UI" style:font-name-complex="Segoe UI" fo:color="#17A2B8"/>
    </style:style>
    <style:style style:name="P367"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68" style:parent-style-name="ListParagraph" style:list-style-name="LFO40" style:family="paragraph">
      <style:paragraph-properties fo:margin-bottom="0in" fo:background-color="#FFFFFF"/>
      <style:text-properties style:font-name="Segoe UI" style:font-name-asian="Segoe UI" style:font-name-complex="Segoe UI" fo:color="#212529"/>
    </style:style>
    <style:style style:name="P369" style:parent-style-name="ListParagraph" style:list-style-name="LFO40" style:family="paragraph">
      <style:paragraph-properties fo:margin-bottom="0in" fo:background-color="#FFFFFF"/>
      <style:text-properties style:font-name="Segoe UI" style:font-name-asian="Segoe UI" style:font-name-complex="Segoe UI" fo:color="#212529"/>
    </style:style>
    <style:style style:name="P370" style:parent-style-name="ListParagraph" style:list-style-name="LFO40" style:family="paragraph">
      <style:paragraph-properties fo:margin-bottom="0in" fo:background-color="#FFFFFF"/>
      <style:text-properties style:font-name="Segoe UI" style:font-name-asian="Segoe UI" style:font-name-complex="Segoe UI" fo:color="#212529"/>
    </style:style>
    <style:style style:name="P371" style:parent-style-name="ListParagraph" style:list-style-name="LFO40" style:family="paragraph">
      <style:paragraph-properties fo:margin-bottom="0in" fo:background-color="#FFFFFF"/>
      <style:text-properties style:font-name="Segoe UI" style:font-name-asian="Segoe UI" style:font-name-complex="Segoe UI" fo:color="#212529"/>
    </style:style>
    <style:style style:name="P372" style:parent-style-name="ListParagraph" style:list-style-name="LFO40" style:family="paragraph">
      <style:paragraph-properties fo:margin-bottom="0in" fo:background-color="#FFFFFF"/>
      <style:text-properties style:font-name="Segoe UI" style:font-name-asian="Segoe UI" style:font-name-complex="Segoe UI" fo:color="#212529"/>
    </style:style>
    <style:style style:name="P373"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74" style:parent-style-name="ListParagraph" style:list-style-name="LFO41" style:family="paragraph">
      <style:paragraph-properties fo:margin-bottom="0in" fo:background-color="#FFFFFF"/>
      <style:text-properties style:font-name="Segoe UI" style:font-name-asian="Segoe UI" style:font-name-complex="Segoe UI" fo:color="#212529"/>
    </style:style>
    <style:style style:name="P375"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76" style:parent-style-name="ListParagraph" style:list-style-name="LFO42" style:family="paragraph">
      <style:paragraph-properties fo:margin-bottom="0in" fo:background-color="#FFFFFF"/>
      <style:text-properties style:font-name="Segoe UI" style:font-name-asian="Segoe UI" style:font-name-complex="Segoe UI" fo:color="#212529"/>
    </style:style>
    <style:style style:name="P377" style:parent-style-name="ListParagraph" style:list-style-name="LFO42" style:family="paragraph">
      <style:paragraph-properties fo:margin-bottom="0in" fo:background-color="#FFFFFF"/>
      <style:text-properties style:font-name="Segoe UI" style:font-name-asian="Segoe UI" style:font-name-complex="Segoe UI" fo:color="#212529"/>
    </style:style>
    <style:style style:name="P378"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79" style:parent-style-name="ListParagraph" style:list-style-name="LFO43" style:family="paragraph">
      <style:paragraph-properties fo:margin-bottom="0in" fo:background-color="#FFFFFF"/>
      <style:text-properties style:font-name="Segoe UI" style:font-name-asian="Segoe UI" style:font-name-complex="Segoe UI" fo:color="#212529"/>
    </style:style>
    <style:style style:name="P380" style:parent-style-name="ListParagraph" style:list-style-name="LFO43" style:family="paragraph">
      <style:paragraph-properties fo:margin-bottom="0in" fo:background-color="#FFFFFF"/>
      <style:text-properties style:font-name="Segoe UI" style:font-name-asian="Segoe UI" style:font-name-complex="Segoe UI" fo:color="#212529"/>
    </style:style>
    <style:style style:name="P381"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82" style:parent-style-name="ListParagraph" style:list-style-name="LFO44" style:family="paragraph">
      <style:paragraph-properties fo:margin-bottom="0in" fo:background-color="#FFFFFF"/>
      <style:text-properties style:font-name="Segoe UI" style:font-name-asian="Segoe UI" style:font-name-complex="Segoe UI" fo:color="#212529"/>
    </style:style>
    <style:style style:name="P383" style:parent-style-name="ListParagraph" style:list-style-name="LFO44" style:family="paragraph">
      <style:paragraph-properties fo:margin-bottom="0in" fo:background-color="#FFFFFF"/>
      <style:text-properties style:font-name="Segoe UI" style:font-name-asian="Segoe UI" style:font-name-complex="Segoe UI" fo:color="#212529"/>
    </style:style>
    <style:style style:name="P384"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85" style:parent-style-name="ListParagraph" style:list-style-name="LFO45" style:family="paragraph">
      <style:paragraph-properties fo:margin-bottom="0in" fo:background-color="#FFFFFF"/>
      <style:text-properties style:font-name="Segoe UI" style:font-name-asian="Segoe UI" style:font-name-complex="Segoe UI" fo:color="#212529"/>
    </style:style>
    <style:style style:name="P386" style:parent-style-name="ListParagraph" style:list-style-name="LFO45" style:family="paragraph">
      <style:paragraph-properties fo:margin-bottom="0in" fo:background-color="#FFFFFF"/>
      <style:text-properties style:font-name="Segoe UI" style:font-name-asian="Segoe UI" style:font-name-complex="Segoe UI" fo:color="#212529"/>
    </style:style>
    <style:style style:name="P387" style:parent-style-name="ListParagraph" style:list-style-name="LFO45" style:family="paragraph">
      <style:paragraph-properties fo:margin-bottom="0in" fo:background-color="#FFFFFF"/>
      <style:text-properties style:font-name="Segoe UI" style:font-name-asian="Segoe UI" style:font-name-complex="Segoe UI" fo:color="#212529"/>
    </style:style>
    <style:style style:name="P388" style:parent-style-name="ListParagraph" style:list-style-name="LFO45" style:family="paragraph">
      <style:paragraph-properties fo:margin-bottom="0in" fo:background-color="#FFFFFF"/>
      <style:text-properties style:font-name="Segoe UI" style:font-name-asian="Segoe UI" style:font-name-complex="Segoe UI" fo:color="#212529"/>
    </style:style>
    <style:style style:name="P389" style:parent-style-name="ListParagraph" style:list-style-name="LFO45" style:family="paragraph">
      <style:paragraph-properties fo:margin-bottom="0in" fo:background-color="#FFFFFF"/>
    </style:style>
    <style:style style:name="T390" style:parent-style-name="DefaultParagraphFont" style:family="text">
      <style:text-properties style:font-name="Segoe UI" style:font-name-asian="Segoe UI" style:font-name-complex="Segoe UI" fo:color="#212529"/>
    </style:style>
    <style:style style:name="T391" style:parent-style-name="Hyperlink" style:family="text">
      <style:text-properties style:font-name="Segoe UI" style:font-name-asian="Segoe UI" style:font-name-complex="Segoe UI" fo:color="#48C0E1" style:text-underline-type="none"/>
    </style:style>
    <style:style style:name="T392" style:parent-style-name="DefaultParagraphFont" style:family="text">
      <style:text-properties style:font-name="Segoe UI" style:font-name-asian="Segoe UI" style:font-name-complex="Segoe UI" fo:color="#212529"/>
    </style:style>
    <style:style style:name="P393" style:parent-style-name="Normal" style:family="paragraph">
      <style:paragraph-properties fo:margin-bottom="0.1in" fo:background-color="#FFFFFF"/>
      <style:text-properties style:font-name="Segoe UI" style:font-name-asian="Segoe UI" style:font-name-complex="Segoe UI" fo:font-weight="bold" style:font-weight-asian="bold" style:font-weight-complex="bold" fo:color="#17A2B8" style:text-underline-type="single" style:text-underline-style="solid" style:text-underline-width="auto" style:text-underline-mode="continuous"/>
    </style:style>
    <style:style style:name="P394" style:parent-style-name="Normal" style:family="paragraph">
      <style:paragraph-properties fo:margin-bottom="0.1in" fo:background-color="#FFFFFF"/>
    </style:style>
    <style:style style:name="T395" style:parent-style-name="DefaultParagraphFont" style:family="text">
      <style:text-properties style:font-name="Segoe UI" style:font-name-asian="Segoe UI" style:font-name-complex="Segoe UI" fo:color="#212529"/>
    </style:style>
  </office:automatic-styles>
  <office:body>
    <office:text text:use-soft-page-breaks="true">
      <text:h text:style-name="P1" text:outline-level="4">NDIO TERMS AND CONDITIONS</text:h>
      <text:p text:style-name="Normal"/>
      <text:p text:style-name="Normal"/>
      <text:list text:style-name="LFO1" text:continue-numbering="true">
        <text:list-item>
          <text:p text:style-name="P2">All such usage shall be subject to the terms and conditions contained in this agreement and the policies set out below, as read with the product-specific terms and conditions applicable to the relevant product or service ("the / this Agreement").</text:p>
        </text:list-item>
        <text:list-item>
          <text:p text:style-name="P3">All accounts, sub-accounts, and other account names connected to your primary account are covered by this agreement. The Account Holder oversees how each account is used, regardless of the name or identity of the user, and making sure that everyone using the account complies completely with this agreement.</text:p>
        </text:list-item>
        <text:list-item>
          <text:p text:style-name="P4"><text:span text:style-name="T5">When the Consumer Protection Act, 2008 ("the<text:s/></text:span><text:span text:style-name="T6">CPA")</text:span><text:span text:style-name="T7"><text:s/>is applicable to this Agreement, the provisions of the CPA shall prevail in the event of a conflict between any provision of this Agreement and the provisions of the CPA</text:span></text:p>
        </text:list-item>
      </text:list>
      <text:list text:style-name="LFO2" text:continue-numbering="true">
        <text:list-item>
          <text:p text:style-name="P8"><text:a xlink:href="https://www.webafrica.co.za/legal#AcceptableUsePolicy" office:target-frame-name="_top" xlink:show="replace"><text:span text:style-name="T9">Acceptable use policy</text:span></text:a></text:p>
          <text:list text:continue-numbering="true">
            <text:list-item>
              <text:p text:style-name="P10"><text:a xlink:href="https://www.webafrica.co.za/legal#GeneralAcceptableUse" office:target-frame-name="_top" xlink:show="replace"><text:span text:style-name="T11">General and Acceptable Use</text:span></text:a></text:p>
            </text:list-item>
            <text:list-item>
              <text:p text:style-name="P12"><text:a xlink:href="https://www.webafrica.co.za/legal#UnacceptableUse" office:target-frame-name="_top" xlink:show="replace"><text:span text:style-name="T13">Unacceptable Use</text:span></text:a></text:p>
            </text:list-item>
            <text:list-item>
              <text:p text:style-name="P14"><text:a xlink:href="https://www.webafrica.co.za/legal#Interpretation" office:target-frame-name="_top" xlink:show="replace"><text:span text:style-name="T15">Interpretation</text:span></text:a></text:p>
            </text:list-item>
            <text:list-item>
              <text:p text:style-name="P16"><text:a xlink:href="https://www.webafrica.co.za/legal#SystemNetworkSecurity" office:target-frame-name="_top" xlink:show="replace"><text:span text:style-name="T17">System and Network Security</text:span></text:a></text:p>
            </text:list-item>
            <text:list-item>
              <text:p text:style-name="P18"><text:a xlink:href="https://www.webafrica.co.za/legal#Spamming" office:target-frame-name="_top" xlink:show="replace"><text:span text:style-name="T19">Spamming</text:span></text:a></text:p>
            </text:list-item>
            <text:list-item>
              <text:p text:style-name="P20"><text:a xlink:href="https://www.webafrica.co.za/legal#DeterminationBreachPolicy" office:target-frame-name="_top" xlink:show="replace"><text:span text:style-name="T21">Determination of a breach of this Policy</text:span></text:a></text:p>
            </text:list-item>
            <text:list-item>
              <text:p text:style-name="P22"><text:a xlink:href="https://www.webafrica.co.za/legal#ConsequencesBreachPolicy" office:target-frame-name="_top" xlink:show="replace"><text:span text:style-name="T23">Consequences of breach of this Policy</text:span></text:a></text:p>
            </text:list-item>
            <text:list-item>
              <text:p text:style-name="P24"><text:a xlink:href="https://www.webafrica.co.za/legal#Modification" office:target-frame-name="_top" xlink:show="replace"><text:span text:style-name="T25">Modification</text:span></text:a></text:p>
            </text:list-item>
            <text:list-item>
              <text:p text:style-name="P26"><text:a xlink:href="https://www.webafrica.co.za/legal#ReportingNetworkAbuse" office:target-frame-name="_top" xlink:show="replace"><text:span text:style-name="T27">Reporting Network Abuse</text:span></text:a></text:p>
            </text:list-item>
            <text:list-item>
              <text:p text:style-name="P28"><text:a xlink:href="https://www.webafrica.co.za/legal#WebsiteTakeDowns" office:target-frame-name="_top" xlink:show="replace"><text:span text:style-name="T29">Website Take Downs</text:span></text:a></text:p>
            </text:list-item>
            <text:list-item>
              <text:p text:style-name="P30"><text:a xlink:href="https://www.webafrica.co.za/legal#DisclaimersLimitationLiability" office:target-frame-name="_top" xlink:show="replace"><text:span text:style-name="T31">Disclaimers and Limitation of Liability</text:span></text:a></text:p>
            </text:list-item>
            <text:list-item>
              <text:p text:style-name="P32"><text:a xlink:href="https://www.webafrica.co.za/legal#ResponsibilityAccountIndemnities" office:target-frame-name="_top" xlink:show="replace"><text:span text:style-name="T33">Responsibility for content and Account Holder indemnities</text:span></text:a></text:p>
            </text:list-item>
            <text:list-item>
              <text:p text:style-name="P34"><text:a xlink:href="https://www.webafrica.co.za/legal#VariationServices" office:target-frame-name="_top" xlink:show="replace"><text:span text:style-name="T35">Variation of services</text:span></text:a></text:p>
            </text:list-item>
            <text:list-item>
              <text:p text:style-name="P36"><text:a xlink:href="https://www.webafrica.co.za/legal#NontransferabilityServices" office:target-frame-name="_top" xlink:show="replace"><text:span text:style-name="T37">Non-transferability of services</text:span></text:a></text:p>
            </text:list-item>
            <text:list-item>
              <text:p text:style-name="P38"><text:a xlink:href="https://www.webafrica.co.za/legal#Passwords" office:target-frame-name="_top" xlink:show="replace"><text:span text:style-name="T39">Passwords</text:span></text:a></text:p>
            </text:list-item>
            <text:list-item>
              <text:p text:style-name="P40"><text:a xlink:href="https://www.webafrica.co.za/legal#AssignmentIPAddresses" office:target-frame-name="_top" xlink:show="replace"><text:span text:style-name="T41">Assignment of IP addresses</text:span></text:a></text:p>
            </text:list-item>
            <text:list-item>
              <text:p text:style-name="P42"><text:a xlink:href="https://www.webafrica.co.za/legal#GeneralProvisions" office:target-frame-name="_top" xlink:show="replace"><text:span text:style-name="T43">General provisions</text:span></text:a></text:p>
            </text:list-item>
          </text:list>
        </text:list-item>
        <text:list-item>
          <text:p text:style-name="P44"><text:span text:style-name="T45">Ndio</text:span><text:a xlink:href="https://www.webafrica.co.za/legal#WebAfricaBillingTermsGeneral" office:target-frame-name="_top" xlink:show="replace"><text:span text:style-name="T46"><text:s/>billing terms</text:span></text:a></text:p>
          <text:list text:continue-numbering="true">
            <text:list-item>
              <text:p text:style-name="P47"><text:a xlink:href="https://www.webafrica.co.za/legal#WebAfricaBillingTermsGeneral" office:target-frame-name="_top" xlink:show="replace"><text:span text:style-name="T48">General</text:span></text:a></text:p>
            </text:list-item>
            <text:list-item>
              <text:p text:style-name="P49"><text:a xlink:href="https://www.webafrica.co.za/legal#EffectNonPayment" office:target-frame-name="_top" xlink:show="replace"><text:span text:style-name="T50">Effect of Non Payment</text:span></text:a></text:p>
            </text:list-item>
            <text:list-item>
              <text:p text:style-name="P51"><text:a xlink:href="https://www.webafrica.co.za/legal#PaymentMethodsFees" office:target-frame-name="_top" xlink:show="replace"><text:span text:style-name="T52">Payment Methods and fees</text:span></text:a></text:p>
            </text:list-item>
            <text:list-item>
              <text:p text:style-name="P53"><text:a xlink:href="https://www.webafrica.co.za/legal#Refunds" office:target-frame-name="_top" xlink:show="replace"><text:span text:style-name="T54">Refunds</text:span></text:a></text:p>
            </text:list-item>
            <text:list-item>
              <text:p text:style-name="P55"><text:a xlink:href="https://www.webafrica.co.za/legal#Cancellations" office:target-frame-name="_top" xlink:show="replace"><text:span text:style-name="T56">Cancellations</text:span></text:a></text:p>
            </text:list-item>
            <text:list-item>
              <text:p text:style-name="P57"><text:a xlink:href="https://www.webafrica.co.za/legal#Downgrades" office:target-frame-name="_top" xlink:show="replace"><text:span text:style-name="T58">Downgrades</text:span></text:a></text:p>
            </text:list-item>
          </text:list>
        </text:list-item>
        <text:list-item>
          <text:p text:style-name="P59"><text:a xlink:href="https://www.webafrica.co.za/legal#disputeResolution" office:target-frame-name="_top" xlink:show="replace"><text:span text:style-name="T60">Dispute Resolution</text:span></text:a></text:p>
          <text:list text:continue-numbering="true">
            <text:list-item>
              <text:p text:style-name="P61"><text:a xlink:href="https://www.webafrica.co.za/legal#GeneralDisputeResolution" office:target-frame-name="_top" xlink:show="replace"><text:span text:style-name="T62">General Dispute Resolution</text:span></text:a></text:p>
            </text:list-item>
            <text:list-item>
              <text:p text:style-name="P63"><text:a xlink:href="https://www.webafrica.co.za/legal#ReferralComplaintsICASA" office:target-frame-name="_top" xlink:show="replace"><text:span text:style-name="T64">Referral of Complaints to ICASA</text:span></text:a></text:p>
            </text:list-item>
            <text:list-item>
              <text:p text:style-name="P65"><text:a xlink:href="https://www.webafrica.co.za/legal#BillingDisputeResolution" office:target-frame-name="_top" xlink:show="replace"><text:span text:style-name="T66">Billing Dispute resolution</text:span></text:a></text:p>
              <text:list text:continue-numbering="true">
                <text:list-item>
                  <text:p text:style-name="P67"><text:a xlink:href="https://www.webafrica.co.za/legal#PurposeProcedure" office:target-frame-name="_top" xlink:show="replace"><text:span text:style-name="T68">Purpose of this Procedure</text:span></text:a></text:p>
                </text:list-item>
                <text:list-item>
                  <text:p text:style-name="P69"><text:a xlink:href="https://www.webafrica.co.za/legal#Definitions" office:target-frame-name="_top" xlink:show="replace"><text:span text:style-name="T70">Definitions</text:span></text:a></text:p>
                </text:list-item>
                <text:list-item>
                  <text:p text:style-name="P71"><text:a xlink:href="https://www.webafrica.co.za/legal#BillingDisputeResolutionGeneral" office:target-frame-name="_top" xlink:show="replace"><text:span text:style-name="T72">Billing Dispute resolution General</text:span></text:a></text:p>
                </text:list-item>
                <text:list-item>
                  <text:p text:style-name="P73"><text:a xlink:href="https://www.webafrica.co.za/legal#CustomerObligationsProcedure" office:target-frame-name="_top" xlink:show="replace"><text:span text:style-name="T74">Customer’s obligations to first use this Procedure</text:span></text:a></text:p>
                </text:list-item>
                <text:list-item>
                  <text:p text:style-name="P75"><text:a xlink:href="https://www.webafrica.co.za/legal#TimePeriodBillingDisputesInitiated" office:target-frame-name="_top" xlink:show="replace"><text:span text:style-name="T76">Time period within which Billing Disputes can be initiated</text:span></text:a></text:p>
                </text:list-item>
                <text:list-item>
                  <text:p text:style-name="P77"><text:a xlink:href="https://www.webafrica.co.za/legal#CircumstancesDisputedAmountWithheld" office:target-frame-name="_top" xlink:show="replace"><text:span text:style-name="T78">Circumstances under which payment of a Disputed Amount may be withheld</text:span></text:a></text:p>
                </text:list-item>
                <text:list-item>
                  <text:p text:style-name="P79"><text:a xlink:href="https://www.webafrica.co.za/legal#BillingDisputeNotice" office:target-frame-name="_top" xlink:show="replace"><text:span text:style-name="T80">Billing Dispute Notice</text:span></text:a></text:p>
                </text:list-item>
                <text:list-item>
                  <text:p text:style-name="P81"><text:a xlink:href="https://www.webafrica.co.za/legal#ResponseBillingDisputeNotice" office:target-frame-name="_top" xlink:show="replace"><text:span text:style-name="T82">Response to Billing Dispute Notice</text:span></text:a></text:p>
                </text:list-item>
                <text:list-item>
                  <text:p text:style-name="P83"><text:a xlink:href="https://www.webafrica.co.za/legal#ReferralSeniorManagement" office:target-frame-name="_top" xlink:show="replace"><text:span text:style-name="T84">Referral to Senior Management</text:span></text:a></text:p>
                </text:list-item>
                <text:list-item>
                  <text:p text:style-name="P85"><text:a xlink:href="https://www.webafrica.co.za/legal#ResolutionAgreementDetermination" office:target-frame-name="_top" xlink:show="replace"><text:span text:style-name="T86">Resolution, Agreement or Determination</text:span></text:a></text:p>
                </text:list-item>
                <text:list-item>
                  <text:p text:style-name="P87"><text:a xlink:href="https://www.webafrica.co.za/legal#EffectProcedureContinuedServiceProvision" office:target-frame-name="_top" xlink:show="replace"><text:span text:style-name="T88">Effect of this Procedure on continued service provision</text:span></text:a></text:p>
                </text:list-item>
                <text:list-item>
                  <text:p text:style-name="P89"><text:a xlink:href="https://www.webafrica.co.za/legal#Confidentiality" office:target-frame-name="_top" xlink:show="replace"><text:span text:style-name="T90">Confidentiality</text:span></text:a></text:p>
                </text:list-item>
                <text:list-item>
                  <text:p text:style-name="P91"><text:a xlink:href="https://www.webafrica.co.za/legal#OverageDispute" office:target-frame-name="_top" xlink:show="replace"><text:span text:style-name="T92">Overage Disputes</text:span></text:a></text:p>
                </text:list-item>
                <text:list-item>
                  <text:p text:style-name="P93"><text:a xlink:href="https://www.webafrica.co.za/legal#RealmDisputes" office:target-frame-name="_top" xlink:show="replace"><text:span text:style-name="T94">Realm Disputes</text:span></text:a></text:p>
                </text:list-item>
                <text:list-item>
                  <text:p text:style-name="P95"><text:a xlink:href="https://www.webafrica.co.za/legal#RequestReconciliation" office:target-frame-name="_top" xlink:show="replace"><text:span text:style-name="T96">Reconciliation or Historical Information/Reporting</text:span></text:a></text:p>
                </text:list-item>
                <text:list-item>
                  <text:p text:style-name="P97"><text:a xlink:href="https://www.webafrica.co.za/legal#ReferralBillingDisputesICASA" office:target-frame-name="_top" xlink:show="replace"><text:span text:style-name="T98">Referral of Billing Disputes to ICASA</text:span></text:a></text:p>
                </text:list-item>
                <text:list-item>
                  <text:p text:style-name="P99"><text:a xlink:href="https://www.webafrica.co.za/legal#UseAccountHolderInformation" office:target-frame-name="_top" xlink:show="replace"><text:span text:style-name="T100">Use of Account Holder information for promotional purposes</text:span></text:a></text:p>
                </text:list-item>
              </text:list>
            </text:list-item>
          </text:list>
        </text:list-item>
      </text:list>
      <text:p text:style-name="P101"><text:span text:style-name="T102">PLEASE READ THESE TERMS AND CONDITIONS CAREFULLY.</text:span><text:line-break/><text:span text:style-name="T103">Acceptable use policy</text:span></text:p>
      <text:list text:style-name="LFO3" text:continue-numbering="true">
        <text:list-item>
          <text:p text:style-name="P104">By using our services, you agree to comply with our Policies and Procedures, including this Acceptable Use Policy (AUP).</text:p>
        </text:list-item>
      </text:list>
      <text:p text:style-name="P105"/>
      <text:p text:style-name="P106"/>
      <text:p text:style-name="P107">General and Acceptable Use</text:p>
      <text:list text:style-name="LFO4" text:continue-numbering="true">
        <text:list-item>
          <text:p text:style-name="P108">You are expected to use the Internet and other networks and services access through the services with respect, courtesy, and responsibility, giving due regard to the rights of other Internet users. We expect you to have a basic<text:s/><text:soft-page-break/>knowledge of how the Internet functions, the types of uses which are generally acceptable, and the types of uses which are to be avoided. Common sense is the best guide as to what is considered acceptable use.</text:p>
        </text:list-item>
        <text:list-item>
          <text:p text:style-name="P109">We reserve the right to sell a maximum of 5 internet services to the same customer, any more than this may be allowed at our discretion, but the customer is then automatically deemed a Reseller.</text:p>
        </text:list-item>
      </text:list>
      <text:p text:style-name="P110">Unacceptable Use</text:p>
      <text:list text:style-name="LFO5" text:continue-numbering="true">
        <text:list-item>
          <text:p text:style-name="P111">Illegality in any form, including but not limited to activities such as unauthorized distribution or copying of copyrighted material, violation of export restrictions, harassment, fraud, trafficking in obscene material, child sexual abuse imagery, drug dealing, and other illegal activities.</text:p>
        </text:list-item>
        <text:list-item>
          <text:p text:style-name="P112">Ndio’s services and servers may be used only for lawful purposes. Transmission, distribution or storage of any material in violation of any applicable law or regulation is prohibited. This includes, without limitation, material protected by copyright, trademark, trade secret or other intellectual property right used without proper authorization, and material that is obscene, defamatory, constitutes a legal threat, or violates export control laws. Examples of unacceptable content or links: “Pirated software”, “Hackers programs or archives”, “Warez Sites”, “Irc Bots”, “Illegal Mp3’s” etc.</text:p>
        </text:list-item>
        <text:list-item>
          <text:p text:style-name="P113">Due to the nature of a shared web hosting environment, Ndio reserves the right to ask customers to upgrade or correct issues pertaining to upgrade their shared web hosting package, or to correct issues on their shared web hosting package, should it adversely affect the network or server performance for most of our hosting customers.</text:p>
        </text:list-item>
        <text:list-item>
          <text:p text:style-name="P114">The Ndio shared web hosting platform is intended for hosting a website with relevant content and function for a personal or small home business without the concern of traffic overages. The use of the service should not be indicative for large scale enterprises or applications where a dedicated server would be more suited.</text:p>
        </text:list-item>
        <text:list-item>
          <text:p text:style-name="P115">Ndio prohibits the use of the shared webhosting service disk space to be utilised for purposes other than its intended function: content hosting, personal and small enterprise email and relevant web files.</text:p>
        </text:list-item>
        <text:list-item>
          <text:p text:style-name="P116">The use of shared or dedicated hosting services for hosting torrent boxes and/or running proxies is strictly prohibited. Servers continuously running a risk of supporting these types of services will be disabled and cancelled from our network.</text:p>
        </text:list-item>
        <text:list-item>
          <text:p text:style-name="P117">Posting of defamatory, scandalous, violent or private information about a person without their consent, intentionally inflicting emotional distress, or violating trademarks, copyrights, or other intellectual property rights.</text:p>
        </text:list-item>
        <text:list-item>
          <text:p text:style-name="P118"><text:span text:style-name="T119">Any unacceptable use of the services constitutes a material breach of these<text:s/></text:span><text:a xlink:href="https://www.webafrica.co.za/home/start/about/legal/terms-and-conditions-of-use" office:target-frame-name="_top" xlink:show="replace"><text:span text:style-name="T120">Terms and Conditions of Use</text:span></text:a><text:span text:style-name="T121"><text:s/>and Ndio fully and strictly reserves its rights in this regard.</text:span></text:p>
        </text:list-item>
      </text:list>
      <text:p text:style-name="P122">Interpretation</text:p>
      <text:list text:style-name="LFO6" text:continue-numbering="true">
        <text:list-item>
          <text:p text:style-name="P123">The provisions of this Policy are intended as guidelines and are not meant to be exhaustive. Generally, conduct that violates law, regulation, or the accepted norms of the Internet community, whether expressly mentioned in this Policy, is prohibited. Ndio reserves the right at all times to prohibit activities that damage its commercial reputation and goodwill.</text:p>
        </text:list-item>
      </text:list>
      <text:p text:style-name="P124">System and Network Security</text:p>
      <text:list text:style-name="LFO7" text:continue-numbering="true">
        <text:list-item>
          <text:p text:style-name="P125">Violations of system or network security are prohibited and may result in criminal and civil liability. Examples include, but are not limited to the following:</text:p>
          <text:list text:continue-numbering="true">
            <text:list-item>
              <text:p text:style-name="P126">12.1. unauthorized access, use, probe, or scan of a systems security or authentication measures, data or traffic;</text:p>
            </text:list-item>
            <text:list-item>
              <text:p text:style-name="P127">12.2. interference with service to any user, host or network including, without limitation, mail bombing, flooding, deliberate attempts to overload a system and broadcast attacks;</text:p>
            </text:list-item>
            <text:list-item>
              <text:p text:style-name="P128">12.3. forging of any TCP-IP packet header or any part of the header information in an e- mail or a newsgroup posting; and</text:p>
            </text:list-item>
            <text:list-item>
              <text:p text:style-name="P129">12.4. employing posts or programs which consume excessive CPU time or storage space, permits the use of mail services, mail forwarding capabilities, POP accounts, or auto responders other than for their own account; or resale of access to CGI scripts installed on our servers.</text:p>
            </text:list-item>
          </text:list>
        </text:list-item>
      </text:list>
      <text:p text:style-name="P130"/>
      <text:p text:style-name="P131">Spamming</text:p>
      <text:list text:style-name="LFO8" text:continue-numbering="true">
        <text:list-item>
          <text:p text:style-name="P132">Sending unsolicited mail messages, including, without limitation, commercial advertising and informational announcements, is expressly prohibited. A user shall not use another site’s mail server to relay mail without the express permission of the site or distributing, advertising or promoting products or software or services that have the primary purpose of encouraging or facilitating unsolicited commercial E-mail or spam.</text:p>
        </text:list-item>
        <text:list-item>
          <text:p text:style-name="P133">It is contrary to Ndio’s policy for customers to use our servers to effect or participate in any of the following activities:</text:p>
          <text:list text:continue-numbering="true">
            <text:list-item>
              <text:p text:style-name="P134">14.1. To post to any Usenet or other newsgroup, forum, e-mail mailing list or other similar group or list articles which are off-topic according to the charter or other owner- published FAQ or description of the group or list;</text:p>
            </text:list-item>
            <text:list-item>
              <text:p text:style-name="P135">14.2. To send unsolicited mass e-mailings, if such unsolicited e-mailings provoke complaints from the recipients;</text:p>
            </text:list-item>
            <text:list-item>
              <text:p text:style-name="P136">14.3. To engage in any of the foregoing activities using the service of another provider, but channelling such activities through a Ndio provided server, or using a Ndio provided server as a maildrop for responses;</text:p>
            </text:list-item>
            <text:list-item>
              <text:p text:style-name="P137">14.4. To falsify user information provided to Ndio or to other users of the service in connection with use of a Ndio service.</text:p>
            </text:list-item>
          </text:list>
        </text:list-item>
      </text:list>
      <text:p text:style-name="P138">Determination of a breach of this Policy</text:p>
      <text:list text:style-name="LFO9" text:continue-numbering="true">
        <text:list-item>
          <text:p text:style-name="P139">Ndio will be the sole arbiters and have a sole and unfettered discretion in determining what constitutes a violation of this Policy.</text:p>
        </text:list-item>
      </text:list>
      <text:p text:style-name="P140">Consequences of breach of this Policy</text:p>
      <text:list text:style-name="LFO10" text:continue-numbering="true">
        <text:list-item>
          <text:p text:style-name="P141">When Ndio becomes aware of an alleged violation of its AUP (Acceptable Use Policy), Ndio will initiate an investigation (within 24-48 hours). During the investigation Ndio may restrict your access to prevent further possible unauthorized activity. If you are found in violation of our SPAM policy, Ndio may, at its sole discretion, restrict, suspend, or terminate your account and/or pursue other civil remedies. Also, Ndio reserves the right to pursue civil remedies for any costs associated with the investigation of a substantiated policy violation. If such violation is a criminal offence, Ndio will notify the appropriate law enforcement department of such violation.</text:p>
        </text:list-item>
        <text:list-item>
          <text:p text:style-name="P142">Ndio does not issue service credits for any outages incurred through service disablement resulting from Policy violations.</text:p>
        </text:list-item>
        <text:list-item>
          <text:p text:style-name="P143">You shall be held liable for all costs incurred by Ndio as a result of your violation of these terms and conditions. This is including, but is not limited to, attorney fees and costs resulting from Postmaster responses to complaints from and the clean-up of unsolicited commercial mailings and/or unauthorized bulk mailings and/or news server violations.</text:p>
        </text:list-item>
        <text:list-item>
          <text:p text:style-name="P144">First violations will result in a Cleanup Fee of R1500 and your account will be reviewed for possible immediate termination.</text:p>
        </text:list-item>
        <text:list-item>
          <text:p text:style-name="P145">A second violation will result in Cleanup Fee of R3500 and immediate termination of your account.</text:p>
        </text:list-item>
        <text:list-item>
          <text:p text:style-name="P146">The Customer who violates this policy agrees to also pay Investigation Fees of no more than R1500 per hour that Ndio personnel must spend to investigate any violations.</text:p>
        </text:list-item>
      </text:list>
      <text:p text:style-name="P147">Modification</text:p>
      <text:list text:style-name="LFO11" text:continue-numbering="true">
        <text:list-item>
          <text:p text:style-name="P148">Ndio may, at times with reasonable notice to Customers, revise or amend its current Shared and Dedicated Hosting offerings relating to price, features, traffic allocations and disk sizes.</text:p>
        </text:list-item>
        <text:list-item>
          <text:p text:style-name="P149">Ndio reserves the right to add, delete, or modify any provision of this Policy at any time without notice.</text:p>
        </text:list-item>
      </text:list>
      <text:p text:style-name="P150">Reporting Network Abuse</text:p>
      <text:list text:style-name="LFO12" text:continue-numbering="true">
        <text:list-item>
          <text:p text:style-name="P151"><text:span text:style-name="T152">Any party seeking to report any violations Ndio’s policy may contact via e-mail:</text:span><text:span text:style-name="T153"><text:s/></text:span><text:a xlink:href="mailto:abuse@ndio.co.za" office:target-frame-name="_top" xlink:show="replace"><text:span text:style-name="T154">abuse@ndio.co.za</text:span></text:a><text:span text:style-name="T155"><text:s/></text:span></text:p>
        </text:list-item>
      </text:list>
      <text:p text:style-name="P156">Website Take Downs</text:p>
      <text:list text:style-name="LFO13" text:continue-numbering="true">
        <text:list-item>
          <text:p text:style-name="P157"><text:span text:style-name="T158">25. All queries related to website take downs may be directed to the Internet Service Providers’ Association (ISPA), which Ndio has appointed as its agent for the purposes of receipt of take down notices in accordance with Chapter 11 of the Electronic Communications and Transactions Act of 2002:</text:span><text:line-break/><text:span text:style-name="T159">Website:<text:s/></text:span><text:a xlink:href="http://www.ispa.org.za/" office:target-frame-name="_top" xlink:show="replace"><text:span text:style-name="T160">www.ispa.org.za</text:span><text:line-break/></text:a><text:span text:style-name="T161">Email:<text:s/></text:span><text:a xlink:href="mailto:takedown@ispa.org.za" office:target-frame-name="_top" xlink:show="replace"><text:span text:style-name="T162">takedown@ispa.org.za</text:span></text:a></text:p>
        </text:list-item>
      </text:list>
      <text:p text:style-name="P163">Disclaimers and Limitation of Liability</text:p>
      <text:list text:style-name="LFO14" text:continue-numbering="true">
        <text:list-item>
          <text:p text:style-name="P164">You agree that our entire liability, and your exclusive remedy, with respect to any Services(s) provided under this Agreement and any breach of this Agreement is solely limited to the amount you paid for such Service(s). We and our contractors shall not be liable for any direct, indirect, incidental, special or consequential damages resulting from the use or inability to use any of the Services or for the cost of procurement of substitute services.</text:p>
        </text:list-item>
        <text:list-item>
          <text:p text:style-name="P165">We disclaim all loss or liability resulting from, but not limited to:</text:p>
          <text:list text:continue-numbering="true">
            <text:list-item>
              <text:p text:style-name="P166">27.1. loss or liability resulting from access delays or access interruptions;</text:p>
            </text:list-item>
            <text:list-item>
              <text:p text:style-name="P167">27.2. loss or liability resulting from data non-delivery or data mis-delivery;</text:p>
            </text:list-item>
            <text:list-item>
              <text:p text:style-name="P168">27.3. loss or liability resulting from acts of God;</text:p>
            </text:list-item>
            <text:list-item>
              <text:p text:style-name="P169">27.4. loss or liability resulting from the unauthorized use or misuse of your account identifier or password;</text:p>
            </text:list-item>
            <text:list-item>
              <text:p text:style-name="P170">27.5. loss or liability resulting from errors, omissions, or misstatements in all information or services(s) provided under this Agreement;</text:p>
            </text:list-item>
            <text:list-item>
              <text:p text:style-name="P171">27.6. loss or liability resulting from the interruption of your Service.</text:p>
            </text:list-item>
          </text:list>
        </text:list-item>
        <text:list-item>
          <text:p text:style-name="P172">You agree that we will not be liable for any loss of registration and use of your domain name, or for interruption of business, or any indirect, special, incidental, or consequential damages of any kind (including lost profits) regardless of the form of action whether in contract, tort (including negligence), or otherwise, even if we have been advised of the possibility of such damages.</text:p>
        </text:list-item>
        <text:list-item>
          <text:p text:style-name="P173">Subject always to the provisions of the CPA, to the extent that it is applicable, Ndio’s services are provided on an as is, as available, basis without warranties of any kind, either express or implied, including, but not limited to, warranties of merchantability, fitness for a particular purpose or non-infringement. Ndio expressly disclaims any representation or warranty that the Ndio services will be error-free, secure or uninterrupted.</text:p>
        </text:list-item>
        <text:list-item>
          <text:p text:style-name="P174">No oral advice or written information given by Ndio, its employees, licensors of the like, will create a warranty; nor may you rely on any such information or advice as if it were a warranty. The terms of this section will survive any termination of this Agreement.</text:p>
        </text:list-item>
        <text:list-item>
          <text:p text:style-name="P175">Ndio will use its best efforts to maintain a full time Internet presence for the Account Holder. You hereby acknowledge that the network may, at various time intervals, be down due, but not restricted to, utility interruption, equipment failure, natural disaster, acts of God, or human error.</text:p>
        </text:list-item>
        <text:list-item>
          <text:p text:style-name="P176">The terms of this Section will survive any termination of this Agreement.</text:p>
        </text:list-item>
      </text:list>
      <text:p text:style-name="P177"/>
      <text:p text:style-name="P178">Responsibility for content and Account Holder indemnities</text:p>
      <text:list text:style-name="LFO15" text:continue-numbering="true">
        <text:list-item>
          <text:p text:style-name="P179">You agree to indemnify and hold Ndio harmless from <text:s/>all Claims resulting from or connected with any activities conducted by you. You and Ndio will promptly notify the other upon receipt of any Claim or legal action arising out of activities conducted pursuant to this Agreement.</text:p>
        </text:list-item>
        <text:list-item>
          <text:p text:style-name="P180">You agree not to store, transmit, link to advertise or make available any images containing pornography through the Virtual Web Hosting service. Ndio reserves the right to refuse service if any of the content within, or any links from, your website is deemed illegal, misleading, or obscene, or is otherwise in breach of these terms or Ndio’s then current Acceptable Use Policy, in the sole and absolute opinion of Ndio.</text:p>
        </text:list-item>
        <text:list-item>
          <text:p text:style-name="P181">Ndio will not change passwords to any account without proof of identification, which is satisfactory to Ndio, which may include written authorization with signature. In the event of any partnership break-up, divorce or other legal problems that includes you, you understand that Ndio will remain neutral and may put the account on hold until the situation has been resolved. Under no circumstances will Ndio be liable for any losses incurred by you during this time of determination of ownership, or otherwise. You agree to indemnify and hold harmless Ndio from all Claims arising from such ownership disputes.</text:p>
        </text:list-item>
        <text:list-item>
          <text:p text:style-name="P182">You agree to indemnify and hold harmless Ndio and any other Account Holder from all Claims resulting from your use of the services provided by Ndio. The terms of this Section will survive any termination of this Agreement.</text:p>
        </text:list-item>
        <text:list-item>
          <text:p text:style-name="P183">You agree not to harm Ndio, its reputation, computer systems, programming and/or other persons using Ndio’s services.</text:p>
        </text:list-item>
        <text:list-item>
          <text:p text:style-name="P184">The terms of this Section will survive any termination of this Agreement.</text:p>
        </text:list-item>
      </text:list>
      <text:p text:style-name="P185">Variation of services</text:p>
      <text:list text:style-name="LFO16" text:continue-numbering="true">
        <text:list-item>
          <text:p text:style-name="P186">You agree that Ndio may establish limits concerning use of any Ndio service offered on any Ndio web site, including without limitation the maximum number of days that e-mail messages will be retained by any Ndio service, the maximum number of e-mail messages that may be sent from or received by an account on any Ndio service, the maximum size of an e-mail message that may be sent from or received by an account on any Ndio service, the maximum disk space that will be allotted on Ndio’s servers on your behalf either cumulatively or for any particular service. You agree that Ndio has no responsibility or liability for the deletion, corruption or failure to store any messages or other content maintained or transmitted by any Ndio service. You acknowledge that the features, parameters (for example, the amount of storage available to users) or existence of any Ndio service may change at any time.</text:p>
        </text:list-item>
        <text:list-item>
          <text:p text:style-name="P187">Ndio reserves the right to select the server for your website for best performance. You understand that the services provided by Ndio are provided on a shared server. This means that one website cannot be permitted to overwhelm the server with heavy CPU usage, for example from the use of highly active CGI scripts or chat scripts. If your website overwhelms the server and causes complaints from other users, you have outgrown the realm of shared servers, and will need to relocate your website. If you refuse to comply with this Section, then Ndio has the right to terminate the services provided to you without any refunds of the unused portion prepaid by you.</text:p>
        </text:list-item>
      </text:list>
      <text:p text:style-name="P188">Non-transferability of services</text:p>
      <text:list text:style-name="LFO17" text:continue-numbering="true">
        <text:list-item>
          <text:p text:style-name="P189">Your rights and privileges under this Agreement cannot be sold or transferred without the prior written consent of Ndio.</text:p>
        </text:list-item>
      </text:list>
      <text:p text:style-name="P190">Passwords</text:p>
      <text:list text:style-name="LFO18" text:continue-numbering="true">
        <text:list-item>
          <text:p text:style-name="P191">You are responsible for maintaining the confidentiality of your password. In the event of a breach of security through your account, you will be liable for any unauthorized use of Ndio services, including any damages resulting there from, until you notify Ndios customer service.</text:p>
        </text:list-item>
        <text:list-item>
          <text:p text:style-name="P192">The responsibility of all passwords and other related sensitive information is assumed by you, should any additional fee’s arise from resource consumption due to poor credentials (such as, but not limited to blank passwords or “test” accounts) no fault shall be levied on Ndio</text:p>
        </text:list-item>
      </text:list>
      <text:p text:style-name="P193">Assignment of IP addresses</text:p>
      <text:list text:style-name="LFO19" text:continue-numbering="true">
        <text:list-item>
          <text:p text:style-name="P194"/>
          <text:list text:continue-numbering="true">
            <text:list-item>
              <text:p text:style-name="P195">If Ndio assigns you an Internet Protocol address in connection with your use of the Ndio services, the right to use that Internet Protocol address will remain with and belong only to Ndio, and you will have no right to use that Internet Protocol address except as allowed by Ndio in its sole and absolute discretion.</text:p>
            </text:list-item>
            <text:list-item>
              <text:p text:style-name="P196">In order to preserve Internet Protocol version 4 (IPv4) addressing resources due to the global shortage thereof, Ndio’s consumer-based internet services may make use of Carrier-Grade Network Address Translation (CGNAT), where a customer’s router is assigned a non-globally routable private IPv4 address and outbound internet traffic is translated to a shared pool of public IPv4 addresses. Whilst Ndio does make use of the latest network infrastructure<text:s/><text:bookmark-start text:name="_Int_Q7pUPxLH"/>in an effort to<text:bookmark-end text:name="_Int_Q7pUPxLH"/><text:s/>mitigate limitations experienced while using CGNAT, due to the inherent nature of the technology itself we are unable to guarantee that all locally hosted services within a customer’s network will function as intended. Some such affected services may include but are not limited to, locally hosted web and mail servers, CCTV camera streaming services and other services reliant on globally accessible static ports.<text:s/></text:p>
            </text:list-item>
            <text:list-item>
              <text:p text:style-name="P197">Should you want a static IP option, we can provide you with one at an additional cost on all Fibre services. Customers are only permitted one connected session per given username. Please note that static IPs are not available on LTE/ADSL services.</text:p>
            </text:list-item>
          </text:list>
        </text:list-item>
      </text:list>
      <text:p text:style-name="P198">General provisions</text:p>
      <text:list text:style-name="LFO20" text:continue-numbering="true">
        <text:list-item>
          <text:p text:style-name="P199">This Agreement constitutes the entire agreement between you and Ndio with respect to the Ndio services and supersedes all prior agreements between you and Ndio. Ndio reserves the right to amend this Agreement from time to time. Any new version of the Agreement will be displayed on our website together with the date on which it will become effective, which will never be less than 30 (thirty) days after the date on which it is first published. It is your obligation to visit our web site on a regular basis<text:s/><text:bookmark-start text:name="_Int_vbCCBFGp"/>in order to<text:bookmark-end text:name="_Int_vbCCBFGp"/><text:s/>determine whether any amendments have been made. Any use by you of the Ndio services after the effective date of any such amendment, shall be deemed to constitute acceptance by you of such amendment.</text:p>
        </text:list-item>
        <text:list-item>
          <text:p text:style-name="P200">Ndio’s failure to enforce any provision of this Agreement shall not be construed as a waiver of any provision or right.</text:p>
        </text:list-item>
        <text:list-item>
          <text:p text:style-name="P201">If a portion of this Agreement is held unenforceable, the unenforceable portion will be construed in accordance with applicable law as nearly as possible to reflect the original intentions of the parties, and the remainder of the provisions will remain in full force and effect. The terms of this Section will survive any termination of this Agreement.</text:p>
        </text:list-item>
        <text:list-item>
          <text:p text:style-name="P202">Save where otherwise provided for in this Agreement, if you:</text:p>
          <text:list text:continue-numbering="true">
            <text:list-item>
              <text:p text:style-name="P203">48.1 fail to pay any amount payable under this Agreement within ten days after receipt of written demand requiring such payment; or</text:p>
            </text:list-item>
            <text:list-item>
              <text:p text:style-name="P204">48.2 commit a breach of any provision (other than a payment obligation) of this Agreement and, if such breach is capable of remedy, fail to remedy such breach within thirty days after receipt of written demand requiring you to do so;</text:p>
            </text:list-item>
            <text:list-item>
              <text:p text:style-name="P205">48.3 are placed under liquidation, judicial management, business rescue proceedings or any similar disability, whether provisionally or finally and whether voluntarily or compulsorily;</text:p>
            </text:list-item>
            <text:list-item>
              <text:p text:style-name="P206">48.4 commit any act which if committed by a natural person would constitute an act of insolvency;</text:p>
            </text:list-item>
            <text:list-item>
              <text:p text:style-name="P207">48.5 become insolvent;</text:p>
            </text:list-item>
            <text:list-item>
              <text:p text:style-name="P208">48.6 compromise or attempt to compromise generally with any of your creditors;</text:p>
            </text:list-item>
            <text:list-item>
              <text:p text:style-name="P209">48.7 have a final judgment taken against you which is not satisfied within 30 days after the granting of such judgment,</text:p>
            </text:list-item>
          </text:list>
        </text:list-item>
      </text:list>
      <text:p text:style-name="P210">then Ndio shall be entitled, without prejudice to any of its other rights under this Agreement and/or in law and by giving written notice, to immediately cancel this Agreement or to claim immediate specific performance of all of your obligations whether or not due for performance, in either event without prejudice to Ndio’s right to claim damages.</text:p>
      <text:list text:style-name="LFO20" text:continue-numbering="true">
        <text:list-item>
          <text:p text:style-name="P211">The interpretation and enforcement of this Agreement shall be governed according to the laws of the Republic of South Africa (excluding its choice of law rules).</text:p>
        </text:list-item>
        <text:list-item>
          <text:p text:style-name="P212">You consent to the jurisdiction of the South Africa courts.</text:p>
        </text:list-item>
        <text:list-item>
          <text:p text:style-name="P213">The Ndio services are provided from Cape Town, South Africa, and this Agreement is deemed to have been entered into at Cape Town.</text:p>
        </text:list-item>
      </text:list>
      <text:list text:style-name="LFO21" text:continue-numbering="true">
        <text:list-item>
          <text:p text:style-name="P214">Notices required by this Agreement shall be in writing and shall be delivered either by personal delivery, fax or by email. If delivered by mail, notices shall be sent by any express mail service; or by certified or registered mail, return receipt requested, with all postage and charges prepaid, and shall be deemed to have been received on the 5th Business Day after posting. Emails and faxes shall be deemed to be received on the Business Day they are sent if sent before 16h00 on that day or on the next Business Day thereafter is sent after 16h00 on a Business Day or if sent on a non-Business Day.</text:p>
        </text:list-item>
      </text:list>
      <text:p text:style-name="P215"/>
      <text:p text:style-name="P216"/>
      <text:p text:style-name="P217"><text:span text:style-name="T218">Ndio billing terms</text:span><text:line-break/><text:span text:style-name="T219">General</text:span></text:p>
      <text:list text:style-name="LFO22" text:continue-numbering="true">
        <text:list-item>
          <text:p text:style-name="P220">Ndio will provide you with an itemised bill / invoice in your customer zone, or where it is specified as part of your service (eg. Vuma Reach).</text:p>
        </text:list-item>
        <text:list-item>
          <text:p text:style-name="P221">Accounts are due on invoice presentation date (“Due Date”), shown on all invoices received by Ndio, unless agreed otherwise. Ndio retains the right to impose - subject to a notice period of seven business days - a credit limit on any of its customers as and when it sees fit.</text:p>
        </text:list-item>
        <text:list-item>
          <text:p text:style-name="P222">Some of the products and services are billed pro-rata if the product is ordered before the end of the month.</text:p>
        </text:list-item>
        <text:list-item>
          <text:p text:style-name="P223">Ndio will provide a service as chosen by you, for the period of time (“the term”) corresponding with the payment plan specific to you, or as otherwise specified in the product terms and conditions supplied by Ndio. This contract will automatically be renewed at the end of the term and each successive renewal term - unless terminated.</text:p>
        </text:list-item>
        <text:list-item>
          <text:p text:style-name="P224"><text:span text:style-name="T225">Although the agreement between the customer and Ndio is not a credit agreement as contemplated in the National Credit Act, 34 of 2005, your application for a service or product may be subject to a credit referencing or risk assessment process. This means that Ndio may utilise the information provided by you. This includes your personal information and can request and receive information about you and your credit record (“Assessment Information”) from registered credit bureaus,<text:s/></text:span><text:bookmark-start text:name="_Int_tGPBsINF"/><text:span text:style-name="T226">in order to</text:span><text:bookmark-end text:name="_Int_tGPBsINF"/><text:span text:style-name="T227"><text:s/>determine whether you will be able to meet your obligations under the intended Agreement. Ndio will be entitled to decline to activate a product or service that you apply for if Ndio reasonably determines that you may not be able to meet your commitments under the Agreement.</text:span><text:line-break/><text:span text:style-name="T228">Ndio is entitled to perform these assessments each time you apply for a service or product.</text:span><text:line-break/><text:span text:style-name="T229">The consumer protection provisions of the Electronic Communications and Transactions Act, 2002, apply to transactions and communications that are executed electronically by a natural person. It also does not apply to paper-based transactions, e.g., where you apply for a service or product by completing an Application Form in writing.</text:span></text:p>
        </text:list-item>
      </text:list>
      <text:p text:style-name="P230"/>
      <text:p text:style-name="P231"/>
      <text:p text:style-name="P232">Effect of non-payment</text:p>
      <text:list text:style-name="LFO23" text:continue-numbering="true">
        <text:list-item>
          <text:p text:style-name="P233">In the event of non-payment of an invoice by the stipulated Due Date, without prejudice to any other rights that Ndio has in terms of this Agreement or in law, Ndio reserves the right to hold you liable for the total amount due pursuant to such invoice.</text:p>
        </text:list-item>
        <text:list-item>
          <text:p text:style-name="P234">Interest of 2% per month may be charged on all overdue accounts.</text:p>
        </text:list-item>
        <text:list-item>
          <text:p text:style-name="P235">Ndio may stop the supply of new services to you and/or terminate current services held by you if payment of any invoice is not made by the Due Date, or if an application for business rescue proceedings or liquidation is filed by or against the customer, or if the customer goes out of business or announces intention to do so.</text:p>
        </text:list-item>
        <text:list-item>
          <text:p text:style-name="P236">If the supply of new services is stopped or the existing services are terminated in accordance with section 6, the full outstanding balance becomes due and payable immediately.</text:p>
        </text:list-item>
        <text:list-item>
          <text:p text:style-name="P237">If you pay the amount due in full, you may have their existing services re-activated and purchase new services.</text:p>
        </text:list-item>
        <text:list-item>
          <text:p text:style-name="P238">If you neglect to pay the amount due in full, Ndio will submit the full delinquent amount for Collections. In the event of the account being handed over to an outside collection agency, any costs incurred as such will be for your account.</text:p>
        </text:list-item>
        <text:list-item>
          <text:p text:style-name="P239">If you neglect to pay the amount due in full, Ndio will submit the full delinquent amount for Collections. In the event of the account being handed over to an outside collection agency, any costs incurred as such will be for your account.</text:p>
        </text:list-item>
        <text:list-item>
          <text:p text:style-name="P240">In the event of suspension due to non-payment, Ndio reserves the right to place a “non-payment” page on your domain. Furthermore, the DNS of your domain will remain unchanged until full payment for the outstanding balance on your account has been received.</text:p>
        </text:list-item>
        <text:list-item>
          <text:p text:style-name="P241">If the preferred method of payment used by you is EFT, it will be your sole responsibility to ensure your payments are made using the correct beneficiary reference as indicated on all invoicing. Failure to comply may result in an incorrect allocation of your payment which may cause service disruption because of the account being suspended due to non-payment.</text:p>
        </text:list-item>
        <text:list-item>
          <text:p text:style-name="P242">DSL lines that have been suspended for non-payment will be cancelled with Telkom after 30 days, and you shall be notified thereof beforehand.</text:p>
        </text:list-item>
      </text:list>
      <text:p text:style-name="P243"/>
      <text:p text:style-name="P244">Payment methods and fees</text:p>
      <text:list text:style-name="LFO24" text:continue-numbering="true">
        <text:list-item>
          <text:p text:style-name="P245">Ndio only accepts payments via debit order and credit card. Ndio accepts MasterCard and VISA.</text:p>
        </text:list-item>
        <text:list-item>
          <text:p text:style-name="P246">A processing fee of R50.00 (Incl. Vat) is charged on all returned debit orders.</text:p>
        </text:list-item>
        <text:list-item>
          <text:p text:style-name="P247">The merchant outlet country at the time of presenting payment options to the cardholder is the Republic of South Africa and the transaction currency is South African Rand (ZAR).</text:p>
        </text:list-item>
      </text:list>
      <text:p text:style-name="P248">Refunds</text:p>
      <text:list text:style-name="LFO25" text:continue-numbering="true">
        <text:list-item>
          <text:p text:style-name="P249">Each of Ndio’s web hosting plans comes with a 30-day money back guarantee. If you are not completely satisfied with our services within the first 30 days, you will be given a refund of the contract amount excluding setup fees (if any) and overages. Domain Registrations, Domain Renewals, Domain ID Protection and Dedicated Servers are not refundable.</text:p>
        </text:list-item>
        <text:list-item>
          <text:p text:style-name="P250">Ndio will only refund a customer in the event of their account having a credit balance.</text:p>
        </text:list-item>
        <text:list-item>
          <text:p text:style-name="P251">Ndio will process authorised refunds to customers each Wednesday and Friday.</text:p>
        </text:list-item>
      </text:list>
      <text:p text:style-name="P252">Cancellations</text:p>
      <text:list text:style-name="LFO26" text:continue-numbering="true">
        <text:list-item>
          <text:p text:style-name="P253">Cancellations must be done using the Customer Zone.</text:p>
        </text:list-item>
        <text:list-item>
          <text:p text:style-name="P254">Please note that by default we require one full calendar month’s notification of non-renewal. If you do not provide this notice, you will be charged the rate stipulated on the relevant product page for the next renewal term. To illustrate, for non-renewal to be affected at the end of May, notice of non-renewal must be received on or before the last day of April. There are no refunds on a la carte services.</text:p>
        </text:list-item>
        <text:list-item>
          <text:p text:style-name="P255">Domains are eligible to automatically renew for an additional one-year term upon expiry. Renewal notifications will be sent out prior to the renewal, and cancellations may be done before the renewal date.</text:p>
        </text:list-item>
        <text:list-item>
          <text:p text:style-name="P256">Cancellation processing fees might be applied on certain Fibre Network Operators such as Vumatel for example. You will be liable for the R999 cancellation processing fee should you cancel at any time on an applicable Fibre Network Operator.</text:p>
        </text:list-item>
        <text:list-item>
          <text:p text:style-name="P257">If you are on a Fibre service that didn’t have a cancellation processing fee applicable when you signed up, and we covered the installation/connection fees, you will be liable for clawback fees if you cancel within 12 months of activation.</text:p>
        </text:list-item>
      </text:list>
      <text:p text:style-name="P258">Downgrades</text:p>
      <text:p text:style-name="P259"><text:span text:style-name="T260">Definition</text:span><text:line-break/><text:span text:style-name="T261">“A downgrade occurs when changing your current package to a package with a lower cost”. Example:<text:s/></text:span><text:span text:style-name="T262">Changing from a Home Uncapped 1mbps account at R289 to a Home Uncapped 384kbps account at R189 would be considered a downgrade</text:span></text:p>
      <text:list text:style-name="LFO27" text:continue-numbering="true">
        <text:list-item>
          <text:p text:style-name="P263">Downgrades must be done using the Customer Zone.</text:p>
        </text:list-item>
        <text:list-item>
          <text:p text:style-name="P264">We require notification of downgrades on or before the 20th of each month, for the downgrade to take effect from the first day of the next month. If you do not provide this notice, you will be charged rate for the existing package in the following month.</text:p>
        </text:list-item>
        <text:list-item>
          <text:p text:style-name="P265">Please note that you may be liable for a regrade (if you're moving to a lower priced package) processing fee to cover the fees that Fibre Network Operators charge Internet Service Providers for regrades.</text:p>
        </text:list-item>
      </text:list>
      <text:p text:style-name="P266">Dispute Resolution</text:p>
      <text:p text:style-name="P267">General Dispute Resolution</text:p>
      <text:list text:style-name="LFO28" text:continue-numbering="true">
        <text:list-item>
          <text:p text:style-name="P268">The parties shall attempt to resolve all disputes arising out of this Agreement in a spirit of cooperation and with a problem-solving mind set, without formal proceedings and in accordance with the various dispute resolution procedures provided.</text:p>
        </text:list-item>
        <text:list-item>
          <text:p text:style-name="P269"><text:span text:style-name="T270">In the event of the dispute not being resolved, please follow the general complaint procedure as stipulated by ICASA for all complaints excepts Billing disputes: You are required to direct a general complaint to<text:s/></text:span><text:a xlink:href="mailto:complaints@webafrica.co.za" office:target-frame-name="_top" xlink:show="replace"><text:span text:style-name="T271">complaints@ndio.co.za</text:span></text:a><text:span text:style-name="T272">. The complaint is required to be accompanied by the following;</text:span></text:p>
          <text:list text:continue-numbering="true">
            <text:list-item>
              <text:p text:style-name="P273">53.1. Your full particulars and contact details;</text:p>
            </text:list-item>
            <text:list-item>
              <text:p text:style-name="P274">53.2. Your relationship with Ndio and any customer reference which may be applicable;</text:p>
            </text:list-item>
            <text:list-item>
              <text:p text:style-name="P275">53.3. A statement of the reasons for the complaint with enough detail to allow us to assess these; and</text:p>
            </text:list-item>
            <text:list-item>
              <text:p text:style-name="P276">53.4. Any relevant evidence or documentation you wish to submit in support of your complaint.</text:p>
            </text:list-item>
            <text:list-item>
              <text:p text:style-name="P277">53.5. Under the ICASA Code of Conduct Regulations Ndio is required to:</text:p>
              <text:list text:continue-numbering="true">
                <text:list-item>
                  <text:p text:style-name="P278">53.5.1 Acknowledge receipt of your complaint within three working days; and</text:p>
                </text:list-item>
                <text:list-item>
                  <text:p text:style-name="P279">53.5.2 Determine an outcome for the complaint and communicate this to you within fourteen (14) working days.</text:p>
                </text:list-item>
              </text:list>
            </text:list-item>
          </text:list>
        </text:list-item>
      </text:list>
      <text:p text:style-name="P280">Referral of Complaints to ICASA</text:p>
      <text:list text:style-name="LFO29" text:continue-numbering="true">
        <text:list-item>
          <text:p text:style-name="P281">If you are not happy about the outcome of the Complaint you have the right to escalate it to ICASA. If ICASA are not able to resolve the matter it may be referred to the ICASA Complaints and Compliance Committee for adjudication.</text:p>
        </text:list-item>
        <text:list-item>
          <text:p text:style-name="P282">Please note that under the ICASA Code of Conduct Regulations 2008 you must give us an opportunity to resolve the matter within the 14-day period before you have the right to escalate your complaint to ICASA.</text:p>
        </text:list-item>
        <text:list-item>
          <text:p text:style-name="P283">ICASA can be contacted in the following ways:</text:p>
          <text:list text:continue-numbering="true">
            <text:list-item>
              <text:p text:style-name="P284">56.1 telephone (011) 566 3000,</text:p>
            </text:list-item>
            <text:list-item>
              <text:p text:style-name="P285">56.2 fax (011) 444 1919 or</text:p>
            </text:list-item>
            <text:list-item>
              <text:p text:style-name="P286"><text:span text:style-name="T287">56.3 email:<text:s/></text:span><text:a xlink:href="mailto:consumer@icasa.org.za" office:target-frame-name="_top" xlink:show="replace"><text:span text:style-name="T288">consumer@icasa.org.za</text:span></text:a></text:p>
            </text:list-item>
          </text:list>
        </text:list-item>
        <text:list-item>
          <text:p text:style-name="P289">Any dispute, which cannot be so resolved, shall be subject to binding arbitration upon the written demand of either party. Arbitration shall take place in South Africa. Should any legal action permissible under this Agreement be instituted to enforce the terms and conditions of this Agreement, in particular the right to collect money due on unpaid invoices, the prevailing party shall be entitled to recover reasonable attorney’s fees and expenses incurred at both the trial and appellate levels. The terms of this Section will survive any termination of this Agreement.</text:p>
        </text:list-item>
      </text:list>
      <text:p text:style-name="P290">Billing Dispute resolution</text:p>
      <text:p text:style-name="P291">Purpose of this Procedure</text:p>
      <text:list text:style-name="LFO30" text:continue-numbering="true">
        <text:list-item>
          <text:p text:style-name="P292">This Procedure sets out the obligations of Ndio and the Customer in resolving a Billing Dispute, including the way Billing Disputes should be lodged and how they will be handled thereafter.</text:p>
        </text:list-item>
        <text:list-item>
          <text:p text:style-name="P293">Ndio’s Billing Dispute Handling Procedure is intended to service both the Customer and Ndio’s interests by setting out clear rules and procedures to be used where Billing Disputes Occur.</text:p>
        </text:list-item>
      </text:list>
      <text:list text:style-name="LFO31" text:continue-numbering="true">
        <text:list-item>
          <text:p text:style-name="P294"><text:span text:style-name="T295">Definitions</text:span><text:line-break/><text:span text:style-name="T296">“Billing Dispute”</text:span><text:span text:style-name="T297"><text:s/>means an instance where a customer states in good faith that their bill contains incorrect charges, payments or adjustments.<text:s/></text:span><text:span text:style-name="T298">“Billing Dispute Notice”</text:span><text:span text:style-name="T299"><text:s/>means a notice submitted by the Customer in terms of this Procedure.<text:s/></text:span><text:span text:style-name="T300">“Billing Disputes Procedure”</text:span><text:span text:style-name="T301"><text:s/>and<text:s/></text:span><text:span text:style-name="T302">“this Procedure”</text:span><text:span text:style-name="T303"><text:s/>mean this Billing Dispute Procedure for the initiation and resolution of Billing Disputes.<text:s/></text:span><text:span text:style-name="T304">“Billing Enquiry”</text:span><text:span text:style-name="T305">means the situation where the Customer seeks information or clarification relating to an Invoice including without limitation seeking clarification of charges or sources of usage. For the avoidance of doubt, this is not a Billing Dispute.<text:s/></text:span><text:span text:style-name="T306">“Business Day”</text:span><text:span text:style-name="T307"><text:s/>means any day other than a Saturday or Sunday or a public holiday observed as such in the Republic of South Africa;</text:span><text:span text:style-name="T308">“Complaint”</text:span><text:span text:style-name="T309"><text:s/>means an expression of dissatisfaction or grievance made by a customer, but does not include a request for information. A Complaint is not a Billing Dispute.</text:span></text:p>
        </text:list-item>
      </text:list>
      <text:p text:style-name="P310">General</text:p>
      <text:list text:style-name="LFO32" text:continue-numbering="true">
        <text:list-item>
          <text:p text:style-name="P311">Any charge recorded on an Invoice (the subject of a Billing Dispute) which is not submitted in accordance with this Procedure is payable in full to Ndio by the Due Date of the Invoice.</text:p>
        </text:list-item>
        <text:list-item>
          <text:p text:style-name="P312">For the avoidance of doubt the parties acknowledge and agree that:</text:p>
          <text:list text:continue-numbering="true">
            <text:list-item>
              <text:p text:style-name="P313">62.1. An amount that is not in dispute (“Undisputed Amount”) cannot be withheld for any reason (including without limitation when that amount is on an invoice together with a Disputed Amount).</text:p>
            </text:list-item>
            <text:list-item>
              <text:p text:style-name="P314">62.2. Only Billing Disputes can trigger the Billing Dispute Handling Procedure (and the potential right to withhold payment of Disputed Amounts from Ndio as set out below).</text:p>
            </text:list-item>
            <text:list-item>
              <text:p text:style-name="P315"><text:span text:style-name="T316">62.3. Billing Enquiries and Complaints are not Billing Disputes and do not trigger the Billing Dispute Procedure. Billing enquiries should be directed to our<text:s/></text:span><text:a xlink:href="https://www.webafrica.co.za/contact-us/" office:target-frame-name="_top" xlink:show="replace"><text:span text:style-name="T317">WhatsApp LiveChat line</text:span></text:a><text:span text:style-name="T318"><text:s/>(simply add 021 464 9500 as a contact on your phone and send us a WhatsApp). Complaints are dealt with under the<text:s/></text:span><text:span text:style-name="T319">Ndio</text:span><text:span text:style-name="T320"><text:s/></text:span><text:a xlink:href="https://www.webafrica.co.za/legal/#disputeResolution" office:target-frame-name="_top" xlink:show="replace"><text:span text:style-name="T321">Complaints Handling Procedure</text:span></text:a><text:span text:style-name="T322"><text:s/>and can be sent to<text:s/></text:span><text:a xlink:href="mailto:complaints@webafrica.co.za" office:target-frame-name="_top" xlink:show="replace"><text:span text:style-name="T323">complaints@ndioa.co.za</text:span></text:a><text:span text:style-name="T324">.</text:span></text:p>
            </text:list-item>
          </text:list>
        </text:list-item>
        <text:list-item>
          <text:p text:style-name="P325">Please note that Ndio will not entertain any Billing Dispute based on unauthorised use of the services or on unauthorised use of the services by a third party, it being your responsibility to safeguard access to the services which you receive and to use them in the manner set out in the terms and conditions applicable thereto.</text:p>
        </text:list-item>
      </text:list>
      <text:p text:style-name="P326">Customer’s obligations to first use this Procedure</text:p>
      <text:list text:style-name="LFO33" text:continue-numbering="true">
        <text:list-item>
          <text:p text:style-name="P327">As a current or prior Customer of Ndio, you agree to allow Ndio to attempt settlement of any Billing Dispute for 14 Business Days before raising a dispute with any third party, credit card company or bank. Ndio requires and you agree that it be the first option in Billing Disputes. Should Ndio receive a chargeback or other reversed charge from a third party, Credit Card Company or bank on your behalf before Ndio has been given a chance to resolve the issue, Ndio has the right to collect on the rendered services and any fees associated with those disputes.</text:p>
        </text:list-item>
        <text:list-item>
          <text:p text:style-name="P328">Not all Billing Disputes may be settled to a customer’s satisfaction. Once this Procedure has been exhausted, a customer may use any third party, Credit Card Company or bank in an attempt to settle the dispute. However, Ndio still retains the right to collect on any rendered services or fees that are due. Should Ndio be unable to reverse any disputed amounts with a third party, Credit Card Company or bank, Ndio will submit the full delinquent amount for Collections.</text:p>
        </text:list-item>
      </text:list>
      <text:p text:style-name="P329">Time period within which Billing Disputes can be initiated</text:p>
      <text:list text:style-name="LFO34" text:continue-numbering="true">
        <text:list-item>
          <text:p text:style-name="P330">A Billing Dispute Notice may be lodged in the required manner until the passing of 60 days from the date of the relevant invoice.</text:p>
        </text:list-item>
      </text:list>
      <text:p text:style-name="P331">Circumstances under which payment of a Disputed Amount may be withheld</text:p>
      <text:list text:style-name="LFO35" text:continue-numbering="true">
        <text:list-item>
          <text:p text:style-name="P332">You may only withhold payment of a Disputed Amount where Ndio receives a valid Billing Dispute Notice relating to such Disputed Amount at least 5 Business Days prior to the Due Date recorded on the relevant invoice.</text:p>
        </text:list-item>
      </text:list>
      <text:p text:style-name="P333">Billing Dispute Notice</text:p>
      <text:list text:style-name="LFO36" text:continue-numbering="true">
        <text:list-item>
          <text:p text:style-name="P334">A Billing Dispute can only be validly initiated through the submission of a valid Billing Dispute Notice using the Customer Zone.</text:p>
        </text:list-item>
        <text:list-item>
          <text:p text:style-name="P335">The Billing Dispute Notice should clearly set out:</text:p>
          <text:list text:continue-numbering="true">
            <text:list-item>
              <text:p text:style-name="P336">95.1. Invoice number and date;</text:p>
            </text:list-item>
            <text:list-item>
              <text:p text:style-name="P337">95.2. The amount in dispute (“the Disputed Amount”);</text:p>
            </text:list-item>
            <text:list-item>
              <text:p text:style-name="P338">95.3. The amount not in dispute (“the Undisputed Amount”);</text:p>
            </text:list-item>
            <text:list-item>
              <text:p text:style-name="P339">95.4. The full details of the dispute; and</text:p>
            </text:list-item>
            <text:list-item>
              <text:p text:style-name="P340">95.5. Any relevant evidence or documentation you wish to submit in support of your complaint.</text:p>
            </text:list-item>
          </text:list>
        </text:list-item>
      </text:list>
      <text:p text:style-name="P341">Response to Billing Dispute Notice</text:p>
      <text:list text:style-name="LFO37" text:continue-numbering="true">
        <text:list-item>
          <text:p text:style-name="P342">Under the ICASA Code of Conduct Regulations Ndio is required to acknowledge receipt of your complaint within 3 Business Days.</text:p>
        </text:list-item>
        <text:list-item>
          <text:p text:style-name="P343">Ndio shall provide a response to the Billing Dispute Notice within 14 Business Days, which response shall take one of the following forms:</text:p>
          <text:list text:continue-numbering="true">
            <text:list-item>
              <text:p text:style-name="P344">97.1 A rejection of the Billing Dispute Notice on the basis that:</text:p>
            </text:list-item>
            <text:list-item>
              <text:p text:style-name="P345">97.2 The Billing Dispute Notice was not received by Ndio within 60 days from the date of the relevant invoice;</text:p>
            </text:list-item>
            <text:list-item>
              <text:p text:style-name="P346">97.3 The Billing Dispute Notice does not contain all the information set out in clause 11 of this Billing Dispute Procedure or was not submitted in accordance with section 10.</text:p>
            </text:list-item>
            <text:list-item>
              <text:p text:style-name="P347">97.4 The Customer has not made payment in accordance with (and does not have A right to withhold payment) in terms of sections 61, 62.1 and 67 of this Procedure;</text:p>
            </text:list-item>
            <text:list-item>
              <text:p text:style-name="P348">97.5 Ndio has confirmation from the Customer that the dispute which is the subject of the Billing Dispute Notice has been resolved;</text:p>
            </text:list-item>
            <text:list-item>
              <text:p text:style-name="P349">97.6 The Customer is disputing the charges on the basis that the Customer did not authorize the particular use of the services by another person; or</text:p>
            </text:list-item>
            <text:list-item>
              <text:p text:style-name="P350">97.7 Ndio reasonably believes that the Customer does not have a bona fide dispute in relation to the charges.</text:p>
            </text:list-item>
            <text:list-item>
              <text:p text:style-name="P351">97.8 A request for information or documentation from the Customer lodging the Billing Dispute Notice which is reasonably required to assist Ndio in deciding in the matter. The Customer shall provide such information or documentation as soon as possible and the running of the 14 Business Day period referred to below shall be suspended until such time as it has been received by Ndio</text:p>
            </text:list-item>
            <text:list-item>
              <text:p text:style-name="P352">97.9 A determination of the Billing Dispute and the reasons for such determination.</text:p>
            </text:list-item>
          </text:list>
        </text:list-item>
      </text:list>
      <text:p text:style-name="P353"/>
      <text:p text:style-name="P354"/>
      <text:p text:style-name="P355">Referral to Senior Management</text:p>
      <text:list text:style-name="LFO38" text:continue-numbering="true">
        <text:list-item>
          <text:p text:style-name="P356">If you are not satisfied with Ndio’s response under section 84 of the Billing Dispute Procedure, then you must notify (“SM Request”) Ndio within 3 Business Days of receiving Ndio’s response that you want the matter referred to Senior Management (“SM”). Subject to you complying with this clause 72 of the Billing Dispute Procedure, both parties agree:</text:p>
          <text:list text:continue-numbering="true">
            <text:list-item>
              <text:p text:style-name="P357">98.1 To ensure that SM meet to resolve the dispute within 7 Business Days of Ndio receiving the SM Request but in any event not later than 14 Business Days after the lodging of the Billing Dispute Notice.</text:p>
            </text:list-item>
            <text:list-item>
              <text:p text:style-name="P358">98.2 Any decision of SM will be final and binding on both parties.</text:p>
            </text:list-item>
            <text:list-item>
              <text:p text:style-name="P359">98.3 Both parties acknowledge and agree that if Ndio does not receive a Notification from you in accordance with this clause 72 then the Billing Dispute will be deemed to have been resolved in accordance with the response provided under section 72 and Ndio will have no further obligations in relation to the Billing Dispute.</text:p>
            </text:list-item>
          </text:list>
        </text:list-item>
      </text:list>
      <text:p text:style-name="P360">Resolution, Agreement or Determination</text:p>
      <text:list text:style-name="LFO39" text:continue-numbering="true">
        <text:list-item>
          <text:p text:style-name="P361">If stipulated under Ndio’s response under section 84 or where SM agree on a resolution or reach a decision under section 85 that you must make payment of a Disputed Amount, you must within 5 Business Days of the date of the determination pay the Disputed Amount.</text:p>
        </text:list-item>
        <text:list-item>
          <text:p text:style-name="P362">If stipulated under Ndio’s response under section 85 or where SM agree on a resolution or reach a decision under section 85 that Ndio must withdraw the disputed charge or refund a disputed charge previously paid, Ndio must as soon as practicable:</text:p>
          <text:list text:continue-numbering="true">
            <text:list-item>
              <text:p text:style-name="P363">99.1 If stipulated under Ndio’s response under section 84 or where SM agree on a resolution or reach a decision under section 85 that Ndio must withdraw the disputed charge or refund a disputed charge previously paid, Ndio must as soon as practicable:</text:p>
            </text:list-item>
            <text:list-item>
              <text:p text:style-name="P364">99.2 Credit any Disputed Amount already paid by you.</text:p>
            </text:list-item>
          </text:list>
        </text:list-item>
        <text:list-item>
          <text:p text:style-name="P365">Where a resolution or determination is made in accordance with clauses 74.1 or 74.2 then, subject to either party meeting the payment obligations specified in such resolution or determination, the Billing Dispute will be deemed to be resolved and Ndio will have no further obligations in relation to the Billing Dispute.</text:p>
        </text:list-item>
      </text:list>
      <text:p text:style-name="P366"/>
      <text:p text:style-name="P367">Effect of this Procedure on continued service provision</text:p>
      <text:list text:style-name="LFO40" text:continue-numbering="true">
        <text:list-item>
          <text:p text:style-name="P368">Ndio will not disconnect a service provided to you which is the subject of a Billing Dispute or take adverse collection procedures or impose late payment penalties or charges while attempting to resolve a Billing Dispute lodged in terms of this Procedure and until such time as Ndio has reached a determination and communicated this to you.</text:p>
        </text:list-item>
        <text:list-item>
          <text:p text:style-name="P369">We reserve the right, however, to take such measures immediately:</text:p>
          <text:list text:continue-numbering="true">
            <text:list-item>
              <text:p text:style-name="P370">77.1 Where a determination of the Billing Dispute has been made and communicated to you; or</text:p>
            </text:list-item>
            <text:list-item>
              <text:p text:style-name="P371">77.2 Where you have indicated that you are unable to pay your invoice or bill or have filed or are the subject of any application to court for sequestration or liquidation or otherwise seek to reach a formal arrangement with your creditors.</text:p>
            </text:list-item>
          </text:list>
        </text:list-item>
        <text:list-item>
          <text:p text:style-name="P372">Subject only to the above, the rights and obligations of each party under the Billing Dispute Procedure continue pending resolution of a Billing Dispute invoked under this Billing Dispute Procedure. For the avoidance of doubt this includes that Ndio shall continue to have the right to terminate or suspend the service in accordance with Ndio’s rights under the agreement that you have with Ndio.</text:p>
        </text:list-item>
      </text:list>
      <text:p text:style-name="P373">Confidentiality</text:p>
      <text:list text:style-name="LFO41" text:continue-numbering="true">
        <text:list-item>
          <text:p text:style-name="P374">Neither party shall use any information obtained from the other party<text:s/><text:bookmark-start text:name="_Int_bClZbcMR"/>during the course of<text:bookmark-end text:name="_Int_bClZbcMR"/><text:s/>any process invoked under this Procedure for any purpose other than the resolution of the particular Billing Dispute.</text:p>
        </text:list-item>
      </text:list>
      <text:p text:style-name="P375">Overage Disputes</text:p>
      <text:list text:style-name="LFO42" text:continue-numbering="true">
        <text:list-item>
          <text:p text:style-name="P376">Should you wish to dispute an overage charge you may do so by following the Billing Dispute Procedure and requesting an overage investigation.</text:p>
        </text:list-item>
        <text:list-item>
          <text:p text:style-name="P377">Should, however, the overages be accurate (within a 5% margin) a once off charge of R150.00 per domain/server will be applied to your account.</text:p>
        </text:list-item>
      </text:list>
      <text:p text:style-name="P378">Realm Disputes</text:p>
      <text:list text:style-name="LFO43" text:continue-numbering="true">
        <text:list-item>
          <text:p text:style-name="P379">Should you wish to dispute realm charges you may do so by following the Billing Dispute Procedure and requesting a realm investigation.</text:p>
        </text:list-item>
        <text:list-item>
          <text:p text:style-name="P380">Should, however, the realm charges be accurate (within a 5% margin) a once off charge of R150.00 per realm will be applied to your account.</text:p>
        </text:list-item>
      </text:list>
      <text:p text:style-name="P381">Request for Reconciliation or Historical Information/Reporting</text:p>
      <text:list text:style-name="LFO44" text:continue-numbering="true">
        <text:list-item>
          <text:p text:style-name="P382">Should you want a reconciliation done on your account, you may request one by following the Billing Dispute Procedure.</text:p>
        </text:list-item>
        <text:list-item>
          <text:p text:style-name="P383">Should however the reconciliation prove the account to be accurate (within a 5% margin), a once off charge of R150.00 per reconciliation will be applied to your account. Should you request historical information that is made available to you on a monthly basis via the Customer Zone, DSL console, your Hosting control panel or any of the management interfaces provided to you, a once off administration charge of R150.00 per request will be applied to your account.</text:p>
        </text:list-item>
      </text:list>
      <text:p text:style-name="P384">Referral of Billing Disputes to ICASA</text:p>
      <text:list text:style-name="LFO45" text:continue-numbering="true">
        <text:list-item>
          <text:p text:style-name="P385">If you are not happy about the outcome of the complaint you have the right to escalate it to ICASA. If ICASA cannot resolve the matter it may be referred to the ICASA Complaints and Compliance Committee for adjudication.</text:p>
        </text:list-item>
        <text:list-item>
          <text:p text:style-name="P386">ICASA can be contacted in the following ways:</text:p>
          <text:list text:continue-numbering="true">
            <text:list-item>
              <text:p text:style-name="P387">112.1 telephone (012) 568 3988/ 3000/ 3001</text:p>
            </text:list-item>
            <text:list-item>
              <text:p text:style-name="P388">112.2 fax (012) 568 3444 or</text:p>
            </text:list-item>
            <text:list-item>
              <text:p text:style-name="P389"><text:span text:style-name="T390">112.3 email:<text:s/></text:span><text:a xlink:href="mailto:consumer@icasa.org.za" office:target-frame-name="_top" xlink:show="replace"><text:span text:style-name="T391">consumer@icasa.org.za</text:span></text:a><text:span text:style-name="T392">.</text:span></text:p>
            </text:list-item>
          </text:list>
        </text:list-item>
      </text:list>
      <text:p text:style-name="P393">Use of Account Holder information for promotional purposes</text:p>
      <text:p text:style-name="P394"><text:span text:style-name="T395">Ndio may include your name and contact information in directories of Ndio’s service subscribers for the purpose promoting the use of the services by additional potential customers. However, Ndio is not authorized to print your name, trademarks or other identifying information in any other advertising or promotional materials without your prior written consent.</text:span></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oppins" svg:font-family="Poppi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2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2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2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2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3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3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text:start-value="4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text:start-value="4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text:start-value="4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4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text:start-value="5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text:start-value="5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5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text:start-value="6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text:start-value="7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7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text:start-value="7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text:start-value="7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text:start-value="8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8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text:start-value="8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text:start-value="8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text:start-value="9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text:start-value="9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text:start-value="9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9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text:start-value="9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text:start-value="9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text:start-value="10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text:start-value="10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text:start-value="10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text:start-value="10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text:start-value="1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text:start-value="1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onda believe</meta:initial-creator>
    <dc:creator>Willy Kabuya - BCX</dc:creator>
    <meta:creation-date>2025-01-16T11:55:00Z</meta:creation-date>
    <dc:date>2025-01-16T11:55:00Z</dc:date>
    <meta:template xlink:href="Normal" xlink:type="simple"/>
    <meta:editing-cycles>2</meta:editing-cycles>
    <meta:editing-duration>PT0S</meta:editing-duration>
    <meta:user-defined meta:name="MSIP_Label_05072002-a2e1-43ef-b310-49224fc9f3a2_Enabled">true</meta:user-defined>
    <meta:user-defined meta:name="MSIP_Label_05072002-a2e1-43ef-b310-49224fc9f3a2_SetDate">2025-01-16T11:55:53Z</meta:user-defined>
    <meta:user-defined meta:name="MSIP_Label_05072002-a2e1-43ef-b310-49224fc9f3a2_Method">Standard</meta:user-defined>
    <meta:user-defined meta:name="MSIP_Label_05072002-a2e1-43ef-b310-49224fc9f3a2_Name">05072002-a2e1-43ef-b310-49224fc9f3a2</meta:user-defined>
    <meta:user-defined meta:name="MSIP_Label_05072002-a2e1-43ef-b310-49224fc9f3a2_SiteId">32acc968-ee0c-4a4b-a2a2-f578609a3785</meta:user-defined>
    <meta:user-defined meta:name="MSIP_Label_05072002-a2e1-43ef-b310-49224fc9f3a2_ActionId">0f9fe452-3c62-48e5-9786-debefc639e44</meta:user-defined>
    <meta:user-defined meta:name="MSIP_Label_05072002-a2e1-43ef-b310-49224fc9f3a2_ContentBits">0</meta:user-defined>
    <meta:document-statistic meta:page-count="3" meta:paragraph-count="94" meta:word-count="7092" meta:character-count="47427" meta:row-count="336" meta:non-whitespace-character-count="40429"/>
  </office:meta>
</office:document-meta>
</file>